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5.77515084" calcext:value-type="float">
            <text:p>5,77515084</text:p>
          </table:table-cell>
          <table:table-cell office:value-type="float" office:value="5.225017851" calcext:value-type="float">
            <text:p>5,225017851</text:p>
          </table:table-cell>
          <table:table-cell office:value-type="float" office:value="5.201270976" calcext:value-type="float">
            <text:p>5,201270976</text:p>
          </table:table-cell>
          <table:table-cell office:value-type="float" office:value="5.218656731" calcext:value-type="float">
            <text:p>5,218656731</text:p>
          </table:table-cell>
          <table:table-cell office:value-type="float" office:value="5.219799088" calcext:value-type="float">
            <text:p>5,219799088</text:p>
          </table:table-cell>
          <table:table-cell office:value-type="float" office:value="5.244679738" calcext:value-type="float">
            <text:p>5,244679738</text:p>
          </table:table-cell>
          <table:table-cell office:value-type="float" office:value="5.26603058" calcext:value-type="float">
            <text:p>5,26603058</text:p>
          </table:table-cell>
          <table:table-cell office:value-type="float" office:value="5.23874412" calcext:value-type="float">
            <text:p>5,23874412</text:p>
          </table:table-cell>
          <table:table-cell office:value-type="float" office:value="5.185984458" calcext:value-type="float">
            <text:p>5,185984458</text:p>
          </table:table-cell>
          <table:table-cell office:value-type="float" office:value="5.191423553" calcext:value-type="float">
            <text:p>5,191423553</text:p>
          </table:table-cell>
          <table:table-cell/>
          <table:table-cell table:formula="of:=TRIMMEAN([.B2:.K2];0.2)" office:value-type="float" office:value="5.225702829625" calcext:value-type="float">
            <text:p>5,225702829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144716916" calcext:value-type="float">
            <text:p>6,144716916</text:p>
          </table:table-cell>
          <table:table-cell office:value-type="float" office:value="5.394286066" calcext:value-type="float">
            <text:p>5,394286066</text:p>
          </table:table-cell>
          <table:table-cell office:value-type="float" office:value="5.38167274" calcext:value-type="float">
            <text:p>5,38167274</text:p>
          </table:table-cell>
          <table:table-cell office:value-type="float" office:value="5.373990703" calcext:value-type="float">
            <text:p>5,373990703</text:p>
          </table:table-cell>
          <table:table-cell office:value-type="float" office:value="5.396284677" calcext:value-type="float">
            <text:p>5,396284677</text:p>
          </table:table-cell>
          <table:table-cell office:value-type="float" office:value="5.367735432" calcext:value-type="float">
            <text:p>5,367735432</text:p>
          </table:table-cell>
          <table:table-cell office:value-type="float" office:value="5.401267695" calcext:value-type="float">
            <text:p>5,401267695</text:p>
          </table:table-cell>
          <table:table-cell office:value-type="float" office:value="5.401082302" calcext:value-type="float">
            <text:p>5,401082302</text:p>
          </table:table-cell>
          <table:table-cell office:value-type="float" office:value="5.404963584" calcext:value-type="float">
            <text:p>5,404963584</text:p>
          </table:table-cell>
          <table:table-cell office:value-type="float" office:value="5.392938231" calcext:value-type="float">
            <text:p>5,392938231</text:p>
          </table:table-cell>
          <table:table-cell/>
          <table:table-cell table:formula="of:=TRIMMEAN([.B3:.K3];0.2)" office:value-type="float" office:value="5.39331074975" calcext:value-type="float">
            <text:p>5,3933107498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4.488486008" calcext:value-type="float">
            <text:p>74,488486008</text:p>
          </table:table-cell>
          <table:table-cell office:value-type="float" office:value="72.63841931" calcext:value-type="float">
            <text:p>72,63841931</text:p>
          </table:table-cell>
          <table:table-cell office:value-type="float" office:value="72.552087702" calcext:value-type="float">
            <text:p>72,552087702</text:p>
          </table:table-cell>
          <table:table-cell office:value-type="float" office:value="72.546864509" calcext:value-type="float">
            <text:p>72,546864509</text:p>
          </table:table-cell>
          <table:table-cell office:value-type="float" office:value="72.714981674" calcext:value-type="float">
            <text:p>72,714981674</text:p>
          </table:table-cell>
          <table:table-cell office:value-type="float" office:value="72.82727886" calcext:value-type="float">
            <text:p>72,82727886</text:p>
          </table:table-cell>
          <table:table-cell office:value-type="float" office:value="72.70643089" calcext:value-type="float">
            <text:p>72,70643089</text:p>
          </table:table-cell>
          <table:table-cell office:value-type="float" office:value="72.860260275" calcext:value-type="float">
            <text:p>72,860260275</text:p>
          </table:table-cell>
          <table:table-cell office:value-type="float" office:value="72.620738193" calcext:value-type="float">
            <text:p>72,620738193</text:p>
          </table:table-cell>
          <table:table-cell office:value-type="float" office:value="72.874179063" calcext:value-type="float">
            <text:p>72,874179063</text:p>
          </table:table-cell>
          <table:table-cell/>
          <table:table-cell table:formula="of:=TRIMMEAN([.B4:.K4];0.2)" office:value-type="float" office:value="72.724296995875" calcext:value-type="float">
            <text:p>72,7242969959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34.004897038" calcext:value-type="float">
            <text:p>34,004897038</text:p>
          </table:table-cell>
          <table:table-cell office:value-type="float" office:value="33.232379883" calcext:value-type="float">
            <text:p>33,232379883</text:p>
          </table:table-cell>
          <table:table-cell office:value-type="float" office:value="33.201551291" calcext:value-type="float">
            <text:p>33,201551291</text:p>
          </table:table-cell>
          <table:table-cell office:value-type="float" office:value="33.206990832" calcext:value-type="float">
            <text:p>33,206990832</text:p>
          </table:table-cell>
          <table:table-cell office:value-type="float" office:value="33.253355476" calcext:value-type="float">
            <text:p>33,253355476</text:p>
          </table:table-cell>
          <table:table-cell office:value-type="float" office:value="33.240784081" calcext:value-type="float">
            <text:p>33,240784081</text:p>
          </table:table-cell>
          <table:table-cell office:value-type="float" office:value="33.244532532" calcext:value-type="float">
            <text:p>33,244532532</text:p>
          </table:table-cell>
          <table:table-cell office:value-type="float" office:value="33.347853935" calcext:value-type="float">
            <text:p>33,347853935</text:p>
          </table:table-cell>
          <table:table-cell office:value-type="float" office:value="33.326789291" calcext:value-type="float">
            <text:p>33,326789291</text:p>
          </table:table-cell>
          <table:table-cell office:value-type="float" office:value="33.293871289" calcext:value-type="float">
            <text:p>33,293871289</text:p>
          </table:table-cell>
          <table:table-cell/>
          <table:table-cell table:formula="of:=TRIMMEAN([.B5:.K5];0.2)" office:value-type="float" office:value="33.268319664875" calcext:value-type="float">
            <text:p>33,268319664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8.769800526" calcext:value-type="float">
            <text:p>8,769800526</text:p>
          </table:table-cell>
          <table:table-cell office:value-type="float" office:value="8.533173713" calcext:value-type="float">
            <text:p>8,533173713</text:p>
          </table:table-cell>
          <table:table-cell office:value-type="float" office:value="8.517793498" calcext:value-type="float">
            <text:p>8,517793498</text:p>
          </table:table-cell>
          <table:table-cell office:value-type="float" office:value="8.493839884" calcext:value-type="float">
            <text:p>8,493839884</text:p>
          </table:table-cell>
          <table:table-cell office:value-type="float" office:value="8.543500452" calcext:value-type="float">
            <text:p>8,543500452</text:p>
          </table:table-cell>
          <table:table-cell office:value-type="float" office:value="8.516924066" calcext:value-type="float">
            <text:p>8,516924066</text:p>
          </table:table-cell>
          <table:table-cell office:value-type="float" office:value="8.51582055" calcext:value-type="float">
            <text:p>8,51582055</text:p>
          </table:table-cell>
          <table:table-cell office:value-type="float" office:value="8.546718495" calcext:value-type="float">
            <text:p>8,546718495</text:p>
          </table:table-cell>
          <table:table-cell office:value-type="float" office:value="8.589533966" calcext:value-type="float">
            <text:p>8,589533966</text:p>
          </table:table-cell>
          <table:table-cell office:value-type="float" office:value="8.51728517" calcext:value-type="float">
            <text:p>8,51728517</text:p>
          </table:table-cell>
          <table:table-cell/>
          <table:table-cell table:formula="of:=TRIMMEAN([.B6:.K6];0.2)" office:value-type="float" office:value="8.53509373875" calcext:value-type="float">
            <text:p>8,5350937388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119.325520869" calcext:value-type="float">
            <text:p>119,325520869</text:p>
          </table:table-cell>
          <table:table-cell office:value-type="float" office:value="117.067945889" calcext:value-type="float">
            <text:p>117,067945889</text:p>
          </table:table-cell>
          <table:table-cell office:value-type="float" office:value="117.141763253" calcext:value-type="float">
            <text:p>117,141763253</text:p>
          </table:table-cell>
          <table:table-cell office:value-type="float" office:value="116.999350821" calcext:value-type="float">
            <text:p>116,999350821</text:p>
          </table:table-cell>
          <table:table-cell office:value-type="float" office:value="117.117864878" calcext:value-type="float">
            <text:p>117,117864878</text:p>
          </table:table-cell>
          <table:table-cell office:value-type="float" office:value="117.007837005" calcext:value-type="float">
            <text:p>117,007837005</text:p>
          </table:table-cell>
          <table:table-cell office:value-type="float" office:value="116.956427288" calcext:value-type="float">
            <text:p>116,956427288</text:p>
          </table:table-cell>
          <table:table-cell office:value-type="float" office:value="116.934209533" calcext:value-type="float">
            <text:p>116,934209533</text:p>
          </table:table-cell>
          <table:table-cell office:value-type="float" office:value="117.200345736" calcext:value-type="float">
            <text:p>117,200345736</text:p>
          </table:table-cell>
          <table:table-cell office:value-type="float" office:value="116.919011439" calcext:value-type="float">
            <text:p>116,919011439</text:p>
          </table:table-cell>
          <table:table-cell/>
          <table:table-cell table:formula="of:=TRIMMEAN([.B7:.K7];0.2)" office:value-type="float" office:value="117.053218050375" calcext:value-type="float">
            <text:p>117,053218050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76291217" calcext:value-type="float">
            <text:p>0,076291217</text:p>
          </table:table-cell>
          <table:table-cell office:value-type="float" office:value="0.006298605" calcext:value-type="float">
            <text:p>0,006298605</text:p>
          </table:table-cell>
          <table:table-cell office:value-type="float" office:value="0.005818188" calcext:value-type="float">
            <text:p>0,005818188</text:p>
          </table:table-cell>
          <table:table-cell office:value-type="float" office:value="0.00584066" calcext:value-type="float">
            <text:p>0,00584066</text:p>
          </table:table-cell>
          <table:table-cell office:value-type="float" office:value="0.005947858" calcext:value-type="float">
            <text:p>0,005947858</text:p>
          </table:table-cell>
          <table:table-cell office:value-type="float" office:value="0.005757829" calcext:value-type="float">
            <text:p>0,005757829</text:p>
          </table:table-cell>
          <table:table-cell office:value-type="float" office:value="0.005807694" calcext:value-type="float">
            <text:p>0,005807694</text:p>
          </table:table-cell>
          <table:table-cell office:value-type="float" office:value="0.0059384" calcext:value-type="float">
            <text:p>0,0059384</text:p>
          </table:table-cell>
          <table:table-cell office:value-type="float" office:value="0.006047374" calcext:value-type="float">
            <text:p>0,006047374</text:p>
          </table:table-cell>
          <table:table-cell office:value-type="float" office:value="0.005736387" calcext:value-type="float">
            <text:p>0,005736387</text:p>
          </table:table-cell>
          <table:table-cell/>
          <table:table-cell table:formula="of:=TRIMMEAN([.B9:.K9];0.2)" office:value-type="float" office:value="0.005932076" calcext:value-type="float">
            <text:p>0,005932076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278518083" calcext:value-type="float">
            <text:p>0,278518083</text:p>
          </table:table-cell>
          <table:table-cell office:value-type="float" office:value="0.012932341" calcext:value-type="float">
            <text:p>0,012932341</text:p>
          </table:table-cell>
          <table:table-cell office:value-type="float" office:value="0.01248463" calcext:value-type="float">
            <text:p>0,01248463</text:p>
          </table:table-cell>
          <table:table-cell office:value-type="float" office:value="0.012556196" calcext:value-type="float">
            <text:p>0,012556196</text:p>
          </table:table-cell>
          <table:table-cell office:value-type="float" office:value="0.012683174" calcext:value-type="float">
            <text:p>0,012683174</text:p>
          </table:table-cell>
          <table:table-cell office:value-type="float" office:value="0.012482605" calcext:value-type="float">
            <text:p>0,012482605</text:p>
          </table:table-cell>
          <table:table-cell office:value-type="float" office:value="0.012599166" calcext:value-type="float">
            <text:p>0,012599166</text:p>
          </table:table-cell>
          <table:table-cell office:value-type="float" office:value="0.012280196" calcext:value-type="float">
            <text:p>0,012280196</text:p>
          </table:table-cell>
          <table:table-cell office:value-type="float" office:value="0.01248033" calcext:value-type="float">
            <text:p>0,01248033</text:p>
          </table:table-cell>
          <table:table-cell office:value-type="float" office:value="0.012715576" calcext:value-type="float">
            <text:p>0,012715576</text:p>
          </table:table-cell>
          <table:table-cell/>
          <table:table-cell table:formula="of:=TRIMMEAN([.B10:.K10];0.2)" office:value-type="float" office:value="0.01261675225" calcext:value-type="float">
            <text:p>0,0126167523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126604688" calcext:value-type="float">
            <text:p>0,126604688</text:p>
          </table:table-cell>
          <table:table-cell office:value-type="float" office:value="0.026589982" calcext:value-type="float">
            <text:p>0,026589982</text:p>
          </table:table-cell>
          <table:table-cell office:value-type="float" office:value="0.008518093" calcext:value-type="float">
            <text:p>0,008518093</text:p>
          </table:table-cell>
          <table:table-cell office:value-type="float" office:value="0.008435955" calcext:value-type="float">
            <text:p>0,008435955</text:p>
          </table:table-cell>
          <table:table-cell office:value-type="float" office:value="0.008485328" calcext:value-type="float">
            <text:p>0,008485328</text:p>
          </table:table-cell>
          <table:table-cell office:value-type="float" office:value="0.008325623" calcext:value-type="float">
            <text:p>0,008325623</text:p>
          </table:table-cell>
          <table:table-cell office:value-type="float" office:value="0.008554572" calcext:value-type="float">
            <text:p>0,008554572</text:p>
          </table:table-cell>
          <table:table-cell office:value-type="float" office:value="0.008328811" calcext:value-type="float">
            <text:p>0,008328811</text:p>
          </table:table-cell>
          <table:table-cell office:value-type="float" office:value="0.008522251" calcext:value-type="float">
            <text:p>0,008522251</text:p>
          </table:table-cell>
          <table:table-cell office:value-type="float" office:value="0.008358468" calcext:value-type="float">
            <text:p>0,008358468</text:p>
          </table:table-cell>
          <table:table-cell/>
          <table:table-cell table:formula="of:=TRIMMEAN([.B11:.K11];0.2)" office:value-type="float" office:value="0.0107241825" calcext:value-type="float">
            <text:p>0,0107241825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108904948" calcext:value-type="float">
            <text:p>0,108904948</text:p>
          </table:table-cell>
          <table:table-cell office:value-type="float" office:value="0.00755398" calcext:value-type="float">
            <text:p>0,00755398</text:p>
          </table:table-cell>
          <table:table-cell office:value-type="float" office:value="0.007300897" calcext:value-type="float">
            <text:p>0,007300897</text:p>
          </table:table-cell>
          <table:table-cell office:value-type="float" office:value="0.008043972" calcext:value-type="float">
            <text:p>0,008043972</text:p>
          </table:table-cell>
          <table:table-cell office:value-type="float" office:value="0.007099118" calcext:value-type="float">
            <text:p>0,007099118</text:p>
          </table:table-cell>
          <table:table-cell office:value-type="float" office:value="0.00700427" calcext:value-type="float">
            <text:p>0,00700427</text:p>
          </table:table-cell>
          <table:table-cell office:value-type="float" office:value="0.007135341" calcext:value-type="float">
            <text:p>0,007135341</text:p>
          </table:table-cell>
          <table:table-cell office:value-type="float" office:value="0.007113849" calcext:value-type="float">
            <text:p>0,007113849</text:p>
          </table:table-cell>
          <table:table-cell table:style-name="ce1" office:value-type="float" office:value="0.007019601" calcext:value-type="float">
            <text:p>7,02E-003</text:p>
          </table:table-cell>
          <table:table-cell table:style-name="ce1" office:value-type="float" office:value="0.007021934" calcext:value-type="float">
            <text:p>7,02E-003</text:p>
          </table:table-cell>
          <table:table-cell/>
          <table:table-cell table:formula="of:=TRIMMEAN([.B12:.K12];0.2)" office:value-type="float" office:value="0.0072860865" calcext:value-type="float">
            <text:p>0,0072860865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52257939" calcext:value-type="float">
            <text:p>0,052257939</text:p>
          </table:table-cell>
          <table:table-cell office:value-type="float" office:value="0.002940558" calcext:value-type="float">
            <text:p>0,002940558</text:p>
          </table:table-cell>
          <table:table-cell office:value-type="float" office:value="0.002972062" calcext:value-type="float">
            <text:p>0,002972062</text:p>
          </table:table-cell>
          <table:table-cell office:value-type="float" office:value="0.003211034" calcext:value-type="float">
            <text:p>0,003211034</text:p>
          </table:table-cell>
          <table:table-cell office:value-type="float" office:value="0.002691825" calcext:value-type="float">
            <text:p>0,002691825</text:p>
          </table:table-cell>
          <table:table-cell office:value-type="float" office:value="0.004568503" calcext:value-type="float">
            <text:p>0,004568503</text:p>
          </table:table-cell>
          <table:table-cell office:value-type="float" office:value="0.002668589" calcext:value-type="float">
            <text:p>0,002668589</text:p>
          </table:table-cell>
          <table:table-cell office:value-type="float" office:value="0.002664647" calcext:value-type="float">
            <text:p>0,002664647</text:p>
          </table:table-cell>
          <table:table-cell office:value-type="float" office:value="0.002643495" calcext:value-type="float">
            <text:p>0,002643495</text:p>
          </table:table-cell>
          <table:table-cell office:value-type="float" office:value="0.002543643" calcext:value-type="float">
            <text:p>0,002543643</text:p>
          </table:table-cell>
          <table:table-cell/>
          <table:table-cell table:formula="of:=TRIMMEAN([.B13:.K13];0.2)" office:value-type="float" office:value="0.003045089125" calcext:value-type="float">
            <text:p>0,003045089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6901184" calcext:value-type="float">
            <text:p>0,06901184</text:p>
          </table:table-cell>
          <table:table-cell office:value-type="float" office:value="0.004782879" calcext:value-type="float">
            <text:p>0,004782879</text:p>
          </table:table-cell>
          <table:table-cell office:value-type="float" office:value="0.005362039" calcext:value-type="float">
            <text:p>0,005362039</text:p>
          </table:table-cell>
          <table:table-cell office:value-type="float" office:value="0.004511018" calcext:value-type="float">
            <text:p>0,004511018</text:p>
          </table:table-cell>
          <table:table-cell office:value-type="float" office:value="0.004160773" calcext:value-type="float">
            <text:p>0,004160773</text:p>
          </table:table-cell>
          <table:table-cell office:value-type="float" office:value="0.004327367" calcext:value-type="float">
            <text:p>0,004327367</text:p>
          </table:table-cell>
          <table:table-cell office:value-type="float" office:value="0.004412519" calcext:value-type="float">
            <text:p>0,004412519</text:p>
          </table:table-cell>
          <table:table-cell office:value-type="float" office:value="0.004193162" calcext:value-type="float">
            <text:p>0,004193162</text:p>
          </table:table-cell>
          <table:table-cell office:value-type="float" office:value="0.00425563" calcext:value-type="float">
            <text:p>0,00425563</text:p>
          </table:table-cell>
          <table:table-cell office:value-type="float" office:value="0.004209022" calcext:value-type="float">
            <text:p>0,004209022</text:p>
          </table:table-cell>
          <table:table-cell/>
          <table:table-cell table:formula="of:=TRIMMEAN([.B14:.K14];0.2)" office:value-type="float" office:value="0.0045067045" calcext:value-type="float">
            <text:p>0,0045067045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895571" calcext:value-type="float">
            <text:p>0,001895571</text:p>
          </table:table-cell>
          <table:table-cell office:value-type="float" office:value="0.001765366" calcext:value-type="float">
            <text:p>0,001765366</text:p>
          </table:table-cell>
          <table:table-cell office:value-type="float" office:value="0.002324195" calcext:value-type="float">
            <text:p>0,002324195</text:p>
          </table:table-cell>
          <table:table-cell office:value-type="float" office:value="0.001604211" calcext:value-type="float">
            <text:p>0,001604211</text:p>
          </table:table-cell>
          <table:table-cell office:value-type="float" office:value="0.001673775" calcext:value-type="float">
            <text:p>0,001673775</text:p>
          </table:table-cell>
          <table:table-cell office:value-type="float" office:value="0.001854472" calcext:value-type="float">
            <text:p>0,001854472</text:p>
          </table:table-cell>
          <table:table-cell office:value-type="float" office:value="0.001407069" calcext:value-type="float">
            <text:p>0,001407069</text:p>
          </table:table-cell>
          <table:table-cell office:value-type="float" office:value="0.00151598" calcext:value-type="float">
            <text:p>0,00151598</text:p>
          </table:table-cell>
          <table:table-cell office:value-type="float" office:value="0.001438893" calcext:value-type="float">
            <text:p>0,001438893</text:p>
          </table:table-cell>
          <table:table-cell office:value-type="float" office:value="0.001490877" calcext:value-type="float">
            <text:p>0,001490877</text:p>
          </table:table-cell>
          <table:table-cell/>
          <table:table-cell table:formula="of:=TRIMMEAN([.B15:.K15];0.2)" office:value-type="float" office:value="0.001654893125" calcext:value-type="float">
            <text:p>0,0016548931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51891283" calcext:value-type="float">
            <text:p>0,051891283</text:p>
          </table:table-cell>
          <table:table-cell office:value-type="float" office:value="0.006060184" calcext:value-type="float">
            <text:p>0,006060184</text:p>
          </table:table-cell>
          <table:table-cell office:value-type="float" office:value="0.006239616" calcext:value-type="float">
            <text:p>0,006239616</text:p>
          </table:table-cell>
          <table:table-cell office:value-type="float" office:value="0.00812814" calcext:value-type="float">
            <text:p>0,00812814</text:p>
          </table:table-cell>
          <table:table-cell office:value-type="float" office:value="0.005748989" calcext:value-type="float">
            <text:p>0,005748989</text:p>
          </table:table-cell>
          <table:table-cell table:style-name="ce1" office:value-type="float" office:value="0.00568893" calcext:value-type="float">
            <text:p>5,69E-003</text:p>
          </table:table-cell>
          <table:table-cell table:style-name="ce1" office:value-type="float" office:value="0.005741147" calcext:value-type="float">
            <text:p>5,74E-003</text:p>
          </table:table-cell>
          <table:table-cell office:value-type="float" office:value="0.005673638" calcext:value-type="float">
            <text:p>0,005673638</text:p>
          </table:table-cell>
          <table:table-cell table:style-name="ce1" office:value-type="float" office:value="0.005788766" calcext:value-type="float">
            <text:p>5,79E-003</text:p>
          </table:table-cell>
          <table:table-cell table:style-name="ce1" office:value-type="float" office:value="0.005658009" calcext:value-type="float">
            <text:p>5,66E-003</text:p>
          </table:table-cell>
          <table:table-cell/>
          <table:table-cell table:formula="of:=TRIMMEAN([.B16:.K16];0.2)" office:value-type="float" office:value="0.00613367625" calcext:value-type="float">
            <text:p>0,0061336763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3088789" calcext:value-type="float">
            <text:p>0,003088789</text:p>
          </table:table-cell>
          <table:table-cell office:value-type="float" office:value="0.002885019" calcext:value-type="float">
            <text:p>0,002885019</text:p>
          </table:table-cell>
          <table:table-cell office:value-type="float" office:value="0.003454645" calcext:value-type="float">
            <text:p>0,003454645</text:p>
          </table:table-cell>
          <table:table-cell office:value-type="float" office:value="0.002800116" calcext:value-type="float">
            <text:p>0,002800116</text:p>
          </table:table-cell>
          <table:table-cell office:value-type="float" office:value="0.002706647" calcext:value-type="float">
            <text:p>0,002706647</text:p>
          </table:table-cell>
          <table:table-cell office:value-type="float" office:value="0.002719164" calcext:value-type="float">
            <text:p>0,002719164</text:p>
          </table:table-cell>
          <table:table-cell office:value-type="float" office:value="0.002625031" calcext:value-type="float">
            <text:p>0,002625031</text:p>
          </table:table-cell>
          <table:table-cell office:value-type="float" office:value="0.004538927" calcext:value-type="float">
            <text:p>0,004538927</text:p>
          </table:table-cell>
          <table:table-cell office:value-type="float" office:value="0.002599887" calcext:value-type="float">
            <text:p>0,002599887</text:p>
          </table:table-cell>
          <table:table-cell office:value-type="float" office:value="0.002532627" calcext:value-type="float">
            <text:p>0,002532627</text:p>
          </table:table-cell>
          <table:table-cell/>
          <table:table-cell table:formula="of:=TRIMMEAN([.B17:.K17];0.2)" office:value-type="float" office:value="0.00285991225" calcext:value-type="float">
            <text:p>0,002859912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2585385" calcext:value-type="float">
            <text:p>0,002585385</text:p>
          </table:table-cell>
          <table:table-cell table:style-name="ce1" office:value-type="float" office:value="0.000818247" calcext:value-type="float">
            <text:p>8,18E-004</text:p>
          </table:table-cell>
          <table:table-cell table:style-name="ce1" office:value-type="float" office:value="0.000937245" calcext:value-type="float">
            <text:p>9,37E-004</text:p>
          </table:table-cell>
          <table:table-cell table:style-name="ce1" office:value-type="float" office:value="0.000932818" calcext:value-type="float">
            <text:p>9,33E-004</text:p>
          </table:table-cell>
          <table:table-cell table:style-name="ce1" office:value-type="float" office:value="0.000800232" calcext:value-type="float">
            <text:p>8,00E-004</text:p>
          </table:table-cell>
          <table:table-cell table:style-name="ce1" office:value-type="float" office:value="0.000662725" calcext:value-type="float">
            <text:p>6,63E-004</text:p>
          </table:table-cell>
          <table:table-cell table:style-name="ce1" office:value-type="float" office:value="0.000653484" calcext:value-type="float">
            <text:p>6,53E-004</text:p>
          </table:table-cell>
          <table:table-cell table:style-name="ce1" office:value-type="float" office:value="0.000802948" calcext:value-type="float">
            <text:p>8,03E-004</text:p>
          </table:table-cell>
          <table:table-cell table:style-name="ce1" office:value-type="float" office:value="0.000600214" calcext:value-type="float">
            <text:p>6,00E-004</text:p>
          </table:table-cell>
          <table:table-cell table:style-name="ce1" office:value-type="float" office:value="0.000642977" calcext:value-type="float">
            <text:p>6,43E-004</text:p>
          </table:table-cell>
          <table:table-cell/>
          <table:table-cell table:formula="of:=TRIMMEAN([.B18:.K18];0.2)" office:value-type="float" office:value="0.0007813345" calcext:value-type="float">
            <text:p>0,0007813345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80001122" calcext:value-type="float">
            <text:p>0,080001122</text:p>
          </table:table-cell>
          <table:table-cell office:value-type="float" office:value="0.00362455" calcext:value-type="float">
            <text:p>0,00362455</text:p>
          </table:table-cell>
          <table:table-cell office:value-type="float" office:value="0.004583906" calcext:value-type="float">
            <text:p>0,004583906</text:p>
          </table:table-cell>
          <table:table-cell office:value-type="float" office:value="0.00367858" calcext:value-type="float">
            <text:p>0,00367858</text:p>
          </table:table-cell>
          <table:table-cell office:value-type="float" office:value="0.003261104" calcext:value-type="float">
            <text:p>0,003261104</text:p>
          </table:table-cell>
          <table:table-cell office:value-type="float" office:value="0.003260823" calcext:value-type="float">
            <text:p>0,003260823</text:p>
          </table:table-cell>
          <table:table-cell office:value-type="float" office:value="0.003170209" calcext:value-type="float">
            <text:p>0,003170209</text:p>
          </table:table-cell>
          <table:table-cell office:value-type="float" office:value="0.003595439" calcext:value-type="float">
            <text:p>0,003595439</text:p>
          </table:table-cell>
          <table:table-cell office:value-type="float" office:value="0.003166182" calcext:value-type="float">
            <text:p>0,003166182</text:p>
          </table:table-cell>
          <table:table-cell office:value-type="float" office:value="0.003207408" calcext:value-type="float">
            <text:p>0,003207408</text:p>
          </table:table-cell>
          <table:table-cell/>
          <table:table-cell table:formula="of:=TRIMMEAN([.B19:.K19];0.2)" office:value-type="float" office:value="0.003547752375" calcext:value-type="float">
            <text:p>0,003547752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30489141" calcext:value-type="float">
            <text:p>0,030489141</text:p>
          </table:table-cell>
          <table:table-cell office:value-type="float" office:value="0.001543063" calcext:value-type="float">
            <text:p>0,001543063</text:p>
          </table:table-cell>
          <table:table-cell office:value-type="float" office:value="0.001717612" calcext:value-type="float">
            <text:p>0,001717612</text:p>
          </table:table-cell>
          <table:table-cell office:value-type="float" office:value="0.001617751" calcext:value-type="float">
            <text:p>0,001617751</text:p>
          </table:table-cell>
          <table:table-cell office:value-type="float" office:value="0.001684622" calcext:value-type="float">
            <text:p>0,001684622</text:p>
          </table:table-cell>
          <table:table-cell office:value-type="float" office:value="0.001635788" calcext:value-type="float">
            <text:p>0,001635788</text:p>
          </table:table-cell>
          <table:table-cell office:value-type="float" office:value="0.00114341" calcext:value-type="float">
            <text:p>0,00114341</text:p>
          </table:table-cell>
          <table:table-cell office:value-type="float" office:value="0.001442676" calcext:value-type="float">
            <text:p>0,001442676</text:p>
          </table:table-cell>
          <table:table-cell office:value-type="float" office:value="0.001166734" calcext:value-type="float">
            <text:p>0,001166734</text:p>
          </table:table-cell>
          <table:table-cell office:value-type="float" office:value="0.001122254" calcext:value-type="float">
            <text:p>0,001122254</text:p>
          </table:table-cell>
          <table:table-cell/>
          <table:table-cell table:formula="of:=TRIMMEAN([.B20:.K20];0.2)" office:value-type="float" office:value="0.001493957" calcext:value-type="float">
            <text:p>0,001493957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97673224" calcext:value-type="float">
            <text:p>0,097673224</text:p>
          </table:table-cell>
          <table:table-cell office:value-type="float" office:value="0.014953877" calcext:value-type="float">
            <text:p>0,014953877</text:p>
          </table:table-cell>
          <table:table-cell office:value-type="float" office:value="0.014518764" calcext:value-type="float">
            <text:p>0,014518764</text:p>
          </table:table-cell>
          <table:table-cell office:value-type="float" office:value="0.014580474" calcext:value-type="float">
            <text:p>0,014580474</text:p>
          </table:table-cell>
          <table:table-cell office:value-type="float" office:value="0.013864616" calcext:value-type="float">
            <text:p>0,013864616</text:p>
          </table:table-cell>
          <table:table-cell office:value-type="float" office:value="0.013707996" calcext:value-type="float">
            <text:p>0,013707996</text:p>
          </table:table-cell>
          <table:table-cell office:value-type="float" office:value="0.013862098" calcext:value-type="float">
            <text:p>0,013862098</text:p>
          </table:table-cell>
          <table:table-cell office:value-type="float" office:value="0.014528393" calcext:value-type="float">
            <text:p>0,014528393</text:p>
          </table:table-cell>
          <table:table-cell office:value-type="float" office:value="0.013306822" calcext:value-type="float">
            <text:p>0,013306822</text:p>
          </table:table-cell>
          <table:table-cell office:value-type="float" office:value="0.013787711" calcext:value-type="float">
            <text:p>0,013787711</text:p>
          </table:table-cell>
          <table:table-cell/>
          <table:table-cell table:formula="of:=TRIMMEAN([.B21:.K21];0.2)" office:value-type="float" office:value="0.014225491125" calcext:value-type="float">
            <text:p>0,0142254911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150084214" calcext:value-type="float">
            <text:p>0,150084214</text:p>
          </table:table-cell>
          <table:table-cell office:value-type="float" office:value="0.022603614" calcext:value-type="float">
            <text:p>0,022603614</text:p>
          </table:table-cell>
          <table:table-cell office:value-type="float" office:value="0.022897915" calcext:value-type="float">
            <text:p>0,022897915</text:p>
          </table:table-cell>
          <table:table-cell office:value-type="float" office:value="0.022635811" calcext:value-type="float">
            <text:p>0,022635811</text:p>
          </table:table-cell>
          <table:table-cell office:value-type="float" office:value="0.021984153" calcext:value-type="float">
            <text:p>0,021984153</text:p>
          </table:table-cell>
          <table:table-cell office:value-type="float" office:value="0.021876072" calcext:value-type="float">
            <text:p>0,021876072</text:p>
          </table:table-cell>
          <table:table-cell office:value-type="float" office:value="0.02232194" calcext:value-type="float">
            <text:p>0,02232194</text:p>
          </table:table-cell>
          <table:table-cell office:value-type="float" office:value="0.021804674" calcext:value-type="float">
            <text:p>0,021804674</text:p>
          </table:table-cell>
          <table:table-cell office:value-type="float" office:value="0.021739984" calcext:value-type="float">
            <text:p>0,021739984</text:p>
          </table:table-cell>
          <table:table-cell office:value-type="float" office:value="0.158813857" calcext:value-type="float">
            <text:p>0,158813857</text:p>
          </table:table-cell>
          <table:table-cell/>
          <table:table-cell table:formula="of:=TRIMMEAN([.B22:.K22];0.2)" office:value-type="float" office:value="0.038276049125" calcext:value-type="float">
            <text:p>0,0382760491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47188943" calcext:value-type="float">
            <text:p>0,047188943</text:p>
          </table:table-cell>
          <table:table-cell office:value-type="float" office:value="0.006647748" calcext:value-type="float">
            <text:p>0,006647748</text:p>
          </table:table-cell>
          <table:table-cell office:value-type="float" office:value="0.007458605" calcext:value-type="float">
            <text:p>0,007458605</text:p>
          </table:table-cell>
          <table:table-cell office:value-type="float" office:value="0.006290166" calcext:value-type="float">
            <text:p>0,006290166</text:p>
          </table:table-cell>
          <table:table-cell office:value-type="float" office:value="0.006162081" calcext:value-type="float">
            <text:p>0,006162081</text:p>
          </table:table-cell>
          <table:table-cell office:value-type="float" office:value="0.006265719" calcext:value-type="float">
            <text:p>0,006265719</text:p>
          </table:table-cell>
          <table:table-cell office:value-type="float" office:value="0.006158889" calcext:value-type="float">
            <text:p>0,006158889</text:p>
          </table:table-cell>
          <table:table-cell office:value-type="float" office:value="0.006354566" calcext:value-type="float">
            <text:p>0,006354566</text:p>
          </table:table-cell>
          <table:table-cell office:value-type="float" office:value="0.005966922" calcext:value-type="float">
            <text:p>0,005966922</text:p>
          </table:table-cell>
          <table:table-cell office:value-type="float" office:value="0.006034762" calcext:value-type="float">
            <text:p>0,006034762</text:p>
          </table:table-cell>
          <table:table-cell/>
          <table:table-cell table:formula="of:=TRIMMEAN([.B23:.K23];0.2)" office:value-type="float" office:value="0.006421567" calcext:value-type="float">
            <text:p>0,006421567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19455859" calcext:value-type="float">
            <text:p>0,019455859</text:p>
          </table:table-cell>
          <table:table-cell office:value-type="float" office:value="0.01933832" calcext:value-type="float">
            <text:p>0,01933832</text:p>
          </table:table-cell>
          <table:table-cell office:value-type="float" office:value="0.018840716" calcext:value-type="float">
            <text:p>0,018840716</text:p>
          </table:table-cell>
          <table:table-cell office:value-type="float" office:value="0.017891034" calcext:value-type="float">
            <text:p>0,017891034</text:p>
          </table:table-cell>
          <table:table-cell office:value-type="float" office:value="0.01903005" calcext:value-type="float">
            <text:p>0,01903005</text:p>
          </table:table-cell>
          <table:table-cell office:value-type="float" office:value="0.01962945" calcext:value-type="float">
            <text:p>0,01962945</text:p>
          </table:table-cell>
          <table:table-cell office:value-type="float" office:value="0.019184097" calcext:value-type="float">
            <text:p>0,019184097</text:p>
          </table:table-cell>
          <table:table-cell office:value-type="float" office:value="0.018011281" calcext:value-type="float">
            <text:p>0,018011281</text:p>
          </table:table-cell>
          <table:table-cell office:value-type="float" office:value="0.018618561" calcext:value-type="float">
            <text:p>0,018618561</text:p>
          </table:table-cell>
          <table:table-cell office:value-type="float" office:value="0.017933607" calcext:value-type="float">
            <text:p>0,017933607</text:p>
          </table:table-cell>
          <table:table-cell/>
          <table:table-cell table:formula="of:=TRIMMEAN([.B24:.K24];0.2)" office:value-type="float" office:value="0.018801561375" calcext:value-type="float">
            <text:p>0,0188015614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28274905" calcext:value-type="float">
            <text:p>0,028274905</text:p>
          </table:table-cell>
          <table:table-cell office:value-type="float" office:value="0.028186903" calcext:value-type="float">
            <text:p>0,028186903</text:p>
          </table:table-cell>
          <table:table-cell office:value-type="float" office:value="0.028188408" calcext:value-type="float">
            <text:p>0,028188408</text:p>
          </table:table-cell>
          <table:table-cell office:value-type="float" office:value="0.027990743" calcext:value-type="float">
            <text:p>0,027990743</text:p>
          </table:table-cell>
          <table:table-cell office:value-type="float" office:value="0.029525883" calcext:value-type="float">
            <text:p>0,029525883</text:p>
          </table:table-cell>
          <table:table-cell office:value-type="float" office:value="0.027540414" calcext:value-type="float">
            <text:p>0,027540414</text:p>
          </table:table-cell>
          <table:table-cell office:value-type="float" office:value="0.028062406" calcext:value-type="float">
            <text:p>0,028062406</text:p>
          </table:table-cell>
          <table:table-cell office:value-type="float" office:value="0.177583168" calcext:value-type="float">
            <text:p>0,177583168</text:p>
          </table:table-cell>
          <table:table-cell office:value-type="float" office:value="0.027865086" calcext:value-type="float">
            <text:p>0,027865086</text:p>
          </table:table-cell>
          <table:table-cell office:value-type="float" office:value="0.027577355" calcext:value-type="float">
            <text:p>0,027577355</text:p>
          </table:table-cell>
          <table:table-cell/>
          <table:table-cell table:formula="of:=TRIMMEAN([.B25:.K25];0.2)" office:value-type="float" office:value="0.028208961125" calcext:value-type="float">
            <text:p>0,028208961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9488229" calcext:value-type="float">
            <text:p>0,009488229</text:p>
          </table:table-cell>
          <table:table-cell office:value-type="float" office:value="0.00904876" calcext:value-type="float">
            <text:p>0,00904876</text:p>
          </table:table-cell>
          <table:table-cell office:value-type="float" office:value="0.008910639" calcext:value-type="float">
            <text:p>0,008910639</text:p>
          </table:table-cell>
          <table:table-cell office:value-type="float" office:value="0.009357167" calcext:value-type="float">
            <text:p>0,009357167</text:p>
          </table:table-cell>
          <table:table-cell office:value-type="float" office:value="0.009430942" calcext:value-type="float">
            <text:p>0,009430942</text:p>
          </table:table-cell>
          <table:table-cell office:value-type="float" office:value="0.008429287" calcext:value-type="float">
            <text:p>0,008429287</text:p>
          </table:table-cell>
          <table:table-cell office:value-type="float" office:value="0.00856018" calcext:value-type="float">
            <text:p>0,00856018</text:p>
          </table:table-cell>
          <table:table-cell office:value-type="float" office:value="0.00852117" calcext:value-type="float">
            <text:p>0,00852117</text:p>
          </table:table-cell>
          <table:table-cell office:value-type="float" office:value="0.249068811" calcext:value-type="float">
            <text:p>0,249068811</text:p>
          </table:table-cell>
          <table:table-cell office:value-type="float" office:value="0.008343102" calcext:value-type="float">
            <text:p>0,008343102</text:p>
          </table:table-cell>
          <table:table-cell/>
          <table:table-cell table:formula="of:=TRIMMEAN([.B26:.K26];0.2)" office:value-type="float" office:value="0.00896829675" calcext:value-type="float">
            <text:p>0,0089682968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111133793" calcext:value-type="float">
            <text:p>0,111133793</text:p>
          </table:table-cell>
          <table:table-cell office:value-type="float" office:value="0.008871755" calcext:value-type="float">
            <text:p>0,008871755</text:p>
          </table:table-cell>
          <table:table-cell office:value-type="float" office:value="0.00775821" calcext:value-type="float">
            <text:p>0,00775821</text:p>
          </table:table-cell>
          <table:table-cell office:value-type="float" office:value="0.009099999" calcext:value-type="float">
            <text:p>0,009099999</text:p>
          </table:table-cell>
          <table:table-cell office:value-type="float" office:value="0.00774943" calcext:value-type="float">
            <text:p>0,00774943</text:p>
          </table:table-cell>
          <table:table-cell office:value-type="float" office:value="0.007443146" calcext:value-type="float">
            <text:p>0,007443146</text:p>
          </table:table-cell>
          <table:table-cell office:value-type="float" office:value="0.007649461" calcext:value-type="float">
            <text:p>0,007649461</text:p>
          </table:table-cell>
          <table:table-cell office:value-type="float" office:value="0.007469692" calcext:value-type="float">
            <text:p>0,007469692</text:p>
          </table:table-cell>
          <table:table-cell office:value-type="float" office:value="0.007835653" calcext:value-type="float">
            <text:p>0,007835653</text:p>
          </table:table-cell>
          <table:table-cell office:value-type="float" office:value="0.007363504" calcext:value-type="float">
            <text:p>0,007363504</text:p>
          </table:table-cell>
          <table:table-cell/>
          <table:table-cell table:formula="of:=TRIMMEAN([.B27:.K27];0.2)" office:value-type="float" office:value="0.00798466825" calcext:value-type="float">
            <text:p>0,0079846683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8246118" calcext:value-type="float">
            <text:p>0,08246118</text:p>
          </table:table-cell>
          <table:table-cell office:value-type="float" office:value="0.019183787" calcext:value-type="float">
            <text:p>0,019183787</text:p>
          </table:table-cell>
          <table:table-cell office:value-type="float" office:value="0.017794146" calcext:value-type="float">
            <text:p>0,017794146</text:p>
          </table:table-cell>
          <table:table-cell office:value-type="float" office:value="0.018455725" calcext:value-type="float">
            <text:p>0,018455725</text:p>
          </table:table-cell>
          <table:table-cell office:value-type="float" office:value="0.018847523" calcext:value-type="float">
            <text:p>0,018847523</text:p>
          </table:table-cell>
          <table:table-cell office:value-type="float" office:value="0.018101413" calcext:value-type="float">
            <text:p>0,018101413</text:p>
          </table:table-cell>
          <table:table-cell office:value-type="float" office:value="0.01792789" calcext:value-type="float">
            <text:p>0,01792789</text:p>
          </table:table-cell>
          <table:table-cell office:value-type="float" office:value="0.017318998" calcext:value-type="float">
            <text:p>0,017318998</text:p>
          </table:table-cell>
          <table:table-cell office:value-type="float" office:value="0.018224252" calcext:value-type="float">
            <text:p>0,018224252</text:p>
          </table:table-cell>
          <table:table-cell office:value-type="float" office:value="0.018856172" calcext:value-type="float">
            <text:p>0,018856172</text:p>
          </table:table-cell>
          <table:table-cell/>
          <table:table-cell table:formula="of:=TRIMMEAN([.B28:.K28];0.2)" office:value-type="float" office:value="0.0184238635" calcext:value-type="float">
            <text:p>0,018423863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8775824" calcext:value-type="float">
            <text:p>0,08775824</text:p>
          </table:table-cell>
          <table:table-cell office:value-type="float" office:value="0.014239615" calcext:value-type="float">
            <text:p>0,014239615</text:p>
          </table:table-cell>
          <table:table-cell office:value-type="float" office:value="0.011273544" calcext:value-type="float">
            <text:p>0,011273544</text:p>
          </table:table-cell>
          <table:table-cell office:value-type="float" office:value="0.01125942" calcext:value-type="float">
            <text:p>0,01125942</text:p>
          </table:table-cell>
          <table:table-cell office:value-type="float" office:value="0.011552995" calcext:value-type="float">
            <text:p>0,011552995</text:p>
          </table:table-cell>
          <table:table-cell office:value-type="float" office:value="0.011042187" calcext:value-type="float">
            <text:p>0,011042187</text:p>
          </table:table-cell>
          <table:table-cell office:value-type="float" office:value="0.011311261" calcext:value-type="float">
            <text:p>0,011311261</text:p>
          </table:table-cell>
          <table:table-cell office:value-type="float" office:value="0.011144822" calcext:value-type="float">
            <text:p>0,011144822</text:p>
          </table:table-cell>
          <table:table-cell office:value-type="float" office:value="0.011921681" calcext:value-type="float">
            <text:p>0,011921681</text:p>
          </table:table-cell>
          <table:table-cell office:value-type="float" office:value="0.011217877" calcext:value-type="float">
            <text:p>0,011217877</text:p>
          </table:table-cell>
          <table:table-cell/>
          <table:table-cell table:formula="of:=TRIMMEAN([.B29:.K29];0.2)" office:value-type="float" office:value="0.011740151875" calcext:value-type="float">
            <text:p>0,0117401519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97390974" calcext:value-type="float">
            <text:p>0,097390974</text:p>
          </table:table-cell>
          <table:table-cell office:value-type="float" office:value="0.012217791" calcext:value-type="float">
            <text:p>0,012217791</text:p>
          </table:table-cell>
          <table:table-cell office:value-type="float" office:value="0.013907898" calcext:value-type="float">
            <text:p>0,013907898</text:p>
          </table:table-cell>
          <table:table-cell office:value-type="float" office:value="0.010862301" calcext:value-type="float">
            <text:p>0,010862301</text:p>
          </table:table-cell>
          <table:table-cell office:value-type="float" office:value="0.011100436" calcext:value-type="float">
            <text:p>0,011100436</text:p>
          </table:table-cell>
          <table:table-cell office:value-type="float" office:value="0.011120102" calcext:value-type="float">
            <text:p>0,011120102</text:p>
          </table:table-cell>
          <table:table-cell office:value-type="float" office:value="0.011114228" calcext:value-type="float">
            <text:p>0,011114228</text:p>
          </table:table-cell>
          <table:table-cell office:value-type="float" office:value="0.010800177" calcext:value-type="float">
            <text:p>0,010800177</text:p>
          </table:table-cell>
          <table:table-cell office:value-type="float" office:value="0.011038049" calcext:value-type="float">
            <text:p>0,011038049</text:p>
          </table:table-cell>
          <table:table-cell office:value-type="float" office:value="0.01195446" calcext:value-type="float">
            <text:p>0,01195446</text:p>
          </table:table-cell>
          <table:table-cell/>
          <table:table-cell table:formula="of:=TRIMMEAN([.B30:.K30];0.2)" office:value-type="float" office:value="0.011664408125" calcext:value-type="float">
            <text:p>0,011664408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242.19994202925" calcext:value-type="float">
            <text:p>242,199942029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225297434625" calcext:value-type="float">
            <text:p>0,2252974346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2.970025297" calcext:value-type="float">
            <text:p>12,970025297</text:p>
          </table:table-cell>
          <table:table-cell office:value-type="float" office:value="12.26896877" calcext:value-type="float">
            <text:p>12,26896877</text:p>
          </table:table-cell>
          <table:table-cell office:value-type="float" office:value="14.232978142" calcext:value-type="float">
            <text:p>14,232978142</text:p>
          </table:table-cell>
          <table:table-cell office:value-type="float" office:value="14.466853252" calcext:value-type="float">
            <text:p>14,466853252</text:p>
          </table:table-cell>
          <table:table-cell office:value-type="float" office:value="14.329793639" calcext:value-type="float">
            <text:p>14,329793639</text:p>
          </table:table-cell>
          <table:table-cell office:value-type="float" office:value="14.488033349" calcext:value-type="float">
            <text:p>14,488033349</text:p>
          </table:table-cell>
          <table:table-cell office:value-type="float" office:value="14.434589774" calcext:value-type="float">
            <text:p>14,434589774</text:p>
          </table:table-cell>
          <table:table-cell office:value-type="float" office:value="13.782343332" calcext:value-type="float">
            <text:p>13,782343332</text:p>
          </table:table-cell>
          <table:table-cell office:value-type="float" office:value="14.508684872" calcext:value-type="float">
            <text:p>14,508684872</text:p>
          </table:table-cell>
          <table:table-cell office:value-type="float" office:value="15.375386077" calcext:value-type="float">
            <text:p>15,375386077</text:p>
          </table:table-cell>
          <table:table-cell/>
          <table:table-cell table:formula="of:=TRIMMEAN([.B2:.K2];0.2)" office:value-type="float" office:value="14.151662707125" calcext:value-type="float">
            <text:p>14,1516627071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1.93334833" calcext:value-type="float">
            <text:p>11,93334833</text:p>
          </table:table-cell>
          <table:table-cell office:value-type="float" office:value="11.826031683" calcext:value-type="float">
            <text:p>11,826031683</text:p>
          </table:table-cell>
          <table:table-cell office:value-type="float" office:value="11.659739868" calcext:value-type="float">
            <text:p>11,659739868</text:p>
          </table:table-cell>
          <table:table-cell office:value-type="float" office:value="11.899711742" calcext:value-type="float">
            <text:p>11,899711742</text:p>
          </table:table-cell>
          <table:table-cell office:value-type="float" office:value="12.109350651" calcext:value-type="float">
            <text:p>12,109350651</text:p>
          </table:table-cell>
          <table:table-cell office:value-type="float" office:value="12.432458893" calcext:value-type="float">
            <text:p>12,432458893</text:p>
          </table:table-cell>
          <table:table-cell office:value-type="float" office:value="12.233251731" calcext:value-type="float">
            <text:p>12,233251731</text:p>
          </table:table-cell>
          <table:table-cell office:value-type="float" office:value="12.427792405" calcext:value-type="float">
            <text:p>12,427792405</text:p>
          </table:table-cell>
          <table:table-cell office:value-type="float" office:value="12.059722708" calcext:value-type="float">
            <text:p>12,059722708</text:p>
          </table:table-cell>
          <table:table-cell office:value-type="float" office:value="12.355262957" calcext:value-type="float">
            <text:p>12,355262957</text:p>
          </table:table-cell>
          <table:table-cell/>
          <table:table-cell table:formula="of:=TRIMMEAN([.B3:.K3];0.2)" office:value-type="float" office:value="12.105559025875" calcext:value-type="float">
            <text:p>12,1055590259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91.157364434" calcext:value-type="float">
            <text:p>191,157364434</text:p>
          </table:table-cell>
          <table:table-cell office:value-type="float" office:value="191.879617108" calcext:value-type="float">
            <text:p>191,879617108</text:p>
          </table:table-cell>
          <table:table-cell office:value-type="float" office:value="217.435527463" calcext:value-type="float">
            <text:p>217,435527463</text:p>
          </table:table-cell>
          <table:table-cell office:value-type="float" office:value="216.454991875" calcext:value-type="float">
            <text:p>216,454991875</text:p>
          </table:table-cell>
          <table:table-cell office:value-type="float" office:value="218.628445542" calcext:value-type="float">
            <text:p>218,628445542</text:p>
          </table:table-cell>
          <table:table-cell office:value-type="float" office:value="218.452582554" calcext:value-type="float">
            <text:p>218,452582554</text:p>
          </table:table-cell>
          <table:table-cell office:value-type="float" office:value="219.983858334" calcext:value-type="float">
            <text:p>219,983858334</text:p>
          </table:table-cell>
          <table:table-cell office:value-type="float" office:value="220.126700307" calcext:value-type="float">
            <text:p>220,126700307</text:p>
          </table:table-cell>
          <table:table-cell office:value-type="float" office:value="218.179299805" calcext:value-type="float">
            <text:p>218,179299805</text:p>
          </table:table-cell>
          <table:table-cell office:value-type="float" office:value="221.076888941" calcext:value-type="float">
            <text:p>221,076888941</text:p>
          </table:table-cell>
          <table:table-cell/>
          <table:table-cell table:formula="of:=TRIMMEAN([.B4:.K4];0.2)" office:value-type="float" office:value="215.1426278735" calcext:value-type="float">
            <text:p>215,142627873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85.207407925" calcext:value-type="float">
            <text:p>85,207407925</text:p>
          </table:table-cell>
          <table:table-cell office:value-type="float" office:value="84.691442925" calcext:value-type="float">
            <text:p>84,691442925</text:p>
          </table:table-cell>
          <table:table-cell office:value-type="float" office:value="94.562716192" calcext:value-type="float">
            <text:p>94,562716192</text:p>
          </table:table-cell>
          <table:table-cell office:value-type="float" office:value="94.7224139" calcext:value-type="float">
            <text:p>94,7224139</text:p>
          </table:table-cell>
          <table:table-cell office:value-type="float" office:value="95.118587012" calcext:value-type="float">
            <text:p>95,118587012</text:p>
          </table:table-cell>
          <table:table-cell office:value-type="float" office:value="95.165709264" calcext:value-type="float">
            <text:p>95,165709264</text:p>
          </table:table-cell>
          <table:table-cell office:value-type="float" office:value="97.005430012" calcext:value-type="float">
            <text:p>97,005430012</text:p>
          </table:table-cell>
          <table:table-cell office:value-type="float" office:value="95.634723277" calcext:value-type="float">
            <text:p>95,634723277</text:p>
          </table:table-cell>
          <table:table-cell office:value-type="float" office:value="96.161268988" calcext:value-type="float">
            <text:p>96,161268988</text:p>
          </table:table-cell>
          <table:table-cell office:value-type="float" office:value="100.118303599" calcext:value-type="float">
            <text:p>100,118303599</text:p>
          </table:table-cell>
          <table:table-cell/>
          <table:table-cell table:formula="of:=TRIMMEAN([.B5:.K5];0.2)" office:value-type="float" office:value="94.19728207125" calcext:value-type="float">
            <text:p>94,197282071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8.941713875" calcext:value-type="float">
            <text:p>8,941713875</text:p>
          </table:table-cell>
          <table:table-cell office:value-type="float" office:value="8.180103205" calcext:value-type="float">
            <text:p>8,180103205</text:p>
          </table:table-cell>
          <table:table-cell office:value-type="float" office:value="8.000757903" calcext:value-type="float">
            <text:p>8,000757903</text:p>
          </table:table-cell>
          <table:table-cell office:value-type="float" office:value="7.769207032" calcext:value-type="float">
            <text:p>7,769207032</text:p>
          </table:table-cell>
          <table:table-cell office:value-type="float" office:value="7.773065326" calcext:value-type="float">
            <text:p>7,773065326</text:p>
          </table:table-cell>
          <table:table-cell office:value-type="float" office:value="7.761205213" calcext:value-type="float">
            <text:p>7,761205213</text:p>
          </table:table-cell>
          <table:table-cell office:value-type="float" office:value="7.804665034" calcext:value-type="float">
            <text:p>7,804665034</text:p>
          </table:table-cell>
          <table:table-cell office:value-type="float" office:value="7.777773399" calcext:value-type="float">
            <text:p>7,777773399</text:p>
          </table:table-cell>
          <table:table-cell office:value-type="float" office:value="7.742667977" calcext:value-type="float">
            <text:p>7,742667977</text:p>
          </table:table-cell>
          <table:table-cell office:value-type="float" office:value="8.177554567" calcext:value-type="float">
            <text:p>8,177554567</text:p>
          </table:table-cell>
          <table:table-cell/>
          <table:table-cell table:formula="of:=TRIMMEAN([.B6:.K6];0.2)" office:value-type="float" office:value="7.905541459875" calcext:value-type="float">
            <text:p>7,9055414599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296.069635986" calcext:value-type="float">
            <text:p>296,069635986</text:p>
          </table:table-cell>
          <table:table-cell office:value-type="float" office:value="335.451848877" calcext:value-type="float">
            <text:p>335,451848877</text:p>
          </table:table-cell>
          <table:table-cell office:value-type="float" office:value="336.599756995" calcext:value-type="float">
            <text:p>336,599756995</text:p>
          </table:table-cell>
          <table:table-cell office:value-type="float" office:value="340.453036559" calcext:value-type="float">
            <text:p>340,453036559</text:p>
          </table:table-cell>
          <table:table-cell office:value-type="float" office:value="337.4675289" calcext:value-type="float">
            <text:p>337,4675289</text:p>
          </table:table-cell>
          <table:table-cell office:value-type="float" office:value="337.500022842" calcext:value-type="float">
            <text:p>337,500022842</text:p>
          </table:table-cell>
          <table:table-cell office:value-type="float" office:value="341.194937255" calcext:value-type="float">
            <text:p>341,194937255</text:p>
          </table:table-cell>
          <table:table-cell office:value-type="float" office:value="340.808232662" calcext:value-type="float">
            <text:p>340,808232662</text:p>
          </table:table-cell>
          <table:table-cell office:value-type="float" office:value="341.224361498" calcext:value-type="float">
            <text:p>341,224361498</text:p>
          </table:table-cell>
          <table:table-cell office:value-type="float" office:value="344.816414681" calcext:value-type="float">
            <text:p>344,816414681</text:p>
          </table:table-cell>
          <table:table-cell/>
          <table:table-cell table:formula="of:=TRIMMEAN([.B7:.K7];0.2)" office:value-type="float" office:value="338.8374656985" calcext:value-type="float">
            <text:p>338,83746569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69885225" calcext:value-type="float">
            <text:p>0,069885225</text:p>
          </table:table-cell>
          <table:table-cell office:value-type="float" office:value="0.055180468" calcext:value-type="float">
            <text:p>0,055180468</text:p>
          </table:table-cell>
          <table:table-cell office:value-type="float" office:value="0.001370027" calcext:value-type="float">
            <text:p>0,001370027</text:p>
          </table:table-cell>
          <table:table-cell office:value-type="float" office:value="0.002297198" calcext:value-type="float">
            <text:p>0,002297198</text:p>
          </table:table-cell>
          <table:table-cell office:value-type="float" office:value="0.003270988" calcext:value-type="float">
            <text:p>0,003270988</text:p>
          </table:table-cell>
          <table:table-cell office:value-type="float" office:value="0.001249076" calcext:value-type="float">
            <text:p>0,001249076</text:p>
          </table:table-cell>
          <table:table-cell office:value-type="float" office:value="0.001213137" calcext:value-type="float">
            <text:p>0,001213137</text:p>
          </table:table-cell>
          <table:table-cell office:value-type="float" office:value="0.002314655" calcext:value-type="float">
            <text:p>0,002314655</text:p>
          </table:table-cell>
          <table:table-cell office:value-type="float" office:value="0.001390828" calcext:value-type="float">
            <text:p>0,001390828</text:p>
          </table:table-cell>
          <table:table-cell office:value-type="float" office:value="0.012528547" calcext:value-type="float">
            <text:p>0,012528547</text:p>
          </table:table-cell>
          <table:table-cell/>
          <table:table-cell table:formula="of:=TRIMMEAN([.B9:.K9];0.2)" office:value-type="float" office:value="0.009950223375" calcext:value-type="float">
            <text:p>0,0099502234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25328386" calcext:value-type="float">
            <text:p>0,025328386</text:p>
          </table:table-cell>
          <table:table-cell office:value-type="float" office:value="0.015146328" calcext:value-type="float">
            <text:p>0,015146328</text:p>
          </table:table-cell>
          <table:table-cell office:value-type="float" office:value="0.010406217" calcext:value-type="float">
            <text:p>0,010406217</text:p>
          </table:table-cell>
          <table:table-cell office:value-type="float" office:value="0.01290669" calcext:value-type="float">
            <text:p>0,01290669</text:p>
          </table:table-cell>
          <table:table-cell office:value-type="float" office:value="0.014438581" calcext:value-type="float">
            <text:p>0,014438581</text:p>
          </table:table-cell>
          <table:table-cell office:value-type="float" office:value="0.011578671" calcext:value-type="float">
            <text:p>0,011578671</text:p>
          </table:table-cell>
          <table:table-cell office:value-type="float" office:value="0.011089703" calcext:value-type="float">
            <text:p>0,011089703</text:p>
          </table:table-cell>
          <table:table-cell office:value-type="float" office:value="0.011502405" calcext:value-type="float">
            <text:p>0,011502405</text:p>
          </table:table-cell>
          <table:table-cell office:value-type="float" office:value="0.016592256" calcext:value-type="float">
            <text:p>0,016592256</text:p>
          </table:table-cell>
          <table:table-cell office:value-type="float" office:value="0.006423559" calcext:value-type="float">
            <text:p>0,006423559</text:p>
          </table:table-cell>
          <table:table-cell/>
          <table:table-cell table:formula="of:=TRIMMEAN([.B10:.K10];0.2)" office:value-type="float" office:value="0.012957606375" calcext:value-type="float">
            <text:p>0,012957606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3067127" calcext:value-type="float">
            <text:p>0,03067127</text:p>
          </table:table-cell>
          <table:table-cell office:value-type="float" office:value="0.011617855" calcext:value-type="float">
            <text:p>0,011617855</text:p>
          </table:table-cell>
          <table:table-cell office:value-type="float" office:value="0.026641782" calcext:value-type="float">
            <text:p>0,026641782</text:p>
          </table:table-cell>
          <table:table-cell office:value-type="float" office:value="0.010791786" calcext:value-type="float">
            <text:p>0,010791786</text:p>
          </table:table-cell>
          <table:table-cell office:value-type="float" office:value="0.011831028" calcext:value-type="float">
            <text:p>0,011831028</text:p>
          </table:table-cell>
          <table:table-cell office:value-type="float" office:value="0.010328975" calcext:value-type="float">
            <text:p>0,010328975</text:p>
          </table:table-cell>
          <table:table-cell office:value-type="float" office:value="0.010580877" calcext:value-type="float">
            <text:p>0,010580877</text:p>
          </table:table-cell>
          <table:table-cell office:value-type="float" office:value="0.010429358" calcext:value-type="float">
            <text:p>0,010429358</text:p>
          </table:table-cell>
          <table:table-cell office:value-type="float" office:value="0.011425729" calcext:value-type="float">
            <text:p>0,011425729</text:p>
          </table:table-cell>
          <table:table-cell office:value-type="float" office:value="0.006103879" calcext:value-type="float">
            <text:p>0,006103879</text:p>
          </table:table-cell>
          <table:table-cell/>
          <table:table-cell table:formula="of:=TRIMMEAN([.B11:.K11];0.2)" office:value-type="float" office:value="0.01295592375" calcext:value-type="float">
            <text:p>0,0129559238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48493774" calcext:value-type="float">
            <text:p>0,048493774</text:p>
          </table:table-cell>
          <table:table-cell office:value-type="float" office:value="0.013529462" calcext:value-type="float">
            <text:p>0,013529462</text:p>
          </table:table-cell>
          <table:table-cell office:value-type="float" office:value="0.001343296" calcext:value-type="float">
            <text:p>0,001343296</text:p>
          </table:table-cell>
          <table:table-cell office:value-type="float" office:value="0.001476791" calcext:value-type="float">
            <text:p>0,001476791</text:p>
          </table:table-cell>
          <table:table-cell office:value-type="float" office:value="0.001750227" calcext:value-type="float">
            <text:p>0,001750227</text:p>
          </table:table-cell>
          <table:table-cell office:value-type="float" office:value="0.001510832" calcext:value-type="float">
            <text:p>0,001510832</text:p>
          </table:table-cell>
          <table:table-cell office:value-type="float" office:value="0.001384767" calcext:value-type="float">
            <text:p>0,001384767</text:p>
          </table:table-cell>
          <table:table-cell office:value-type="float" office:value="0.001468689" calcext:value-type="float">
            <text:p>0,001468689</text:p>
          </table:table-cell>
          <table:table-cell table:style-name="ce1" office:value-type="float" office:value="0.000906253" calcext:value-type="float">
            <text:p>9,06E-004</text:p>
          </table:table-cell>
          <table:table-cell table:style-name="ce1" office:value-type="float" office:value="0.000907693" calcext:value-type="float">
            <text:p>9,08E-004</text:p>
          </table:table-cell>
          <table:table-cell/>
          <table:table-cell table:formula="of:=TRIMMEAN([.B12:.K12];0.2)" office:value-type="float" office:value="0.002921469625" calcext:value-type="float">
            <text:p>0,0029214696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4048393" calcext:value-type="float">
            <text:p>0,004048393</text:p>
          </table:table-cell>
          <table:table-cell office:value-type="float" office:value="0.003796063" calcext:value-type="float">
            <text:p>0,003796063</text:p>
          </table:table-cell>
          <table:table-cell office:value-type="float" office:value="0.004710533" calcext:value-type="float">
            <text:p>0,004710533</text:p>
          </table:table-cell>
          <table:table-cell office:value-type="float" office:value="0.003615197" calcext:value-type="float">
            <text:p>0,003615197</text:p>
          </table:table-cell>
          <table:table-cell office:value-type="float" office:value="0.006446198" calcext:value-type="float">
            <text:p>0,006446198</text:p>
          </table:table-cell>
          <table:table-cell office:value-type="float" office:value="0.003396132" calcext:value-type="float">
            <text:p>0,003396132</text:p>
          </table:table-cell>
          <table:table-cell office:value-type="float" office:value="0.003354442" calcext:value-type="float">
            <text:p>0,003354442</text:p>
          </table:table-cell>
          <table:table-cell office:value-type="float" office:value="0.003586272" calcext:value-type="float">
            <text:p>0,003586272</text:p>
          </table:table-cell>
          <table:table-cell office:value-type="float" office:value="0.00334402" calcext:value-type="float">
            <text:p>0,00334402</text:p>
          </table:table-cell>
          <table:table-cell office:value-type="float" office:value="0.003273783" calcext:value-type="float">
            <text:p>0,003273783</text:p>
          </table:table-cell>
          <table:table-cell/>
          <table:table-cell table:formula="of:=TRIMMEAN([.B13:.K13];0.2)" office:value-type="float" office:value="0.0037313815" calcext:value-type="float">
            <text:p>0,003731381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544824" calcext:value-type="float">
            <text:p>0,00544824</text:p>
          </table:table-cell>
          <table:table-cell office:value-type="float" office:value="0.007063052" calcext:value-type="float">
            <text:p>0,007063052</text:p>
          </table:table-cell>
          <table:table-cell office:value-type="float" office:value="0.00364757" calcext:value-type="float">
            <text:p>0,00364757</text:p>
          </table:table-cell>
          <table:table-cell office:value-type="float" office:value="0.003856059" calcext:value-type="float">
            <text:p>0,003856059</text:p>
          </table:table-cell>
          <table:table-cell office:value-type="float" office:value="0.004404815" calcext:value-type="float">
            <text:p>0,004404815</text:p>
          </table:table-cell>
          <table:table-cell office:value-type="float" office:value="0.003485568" calcext:value-type="float">
            <text:p>0,003485568</text:p>
          </table:table-cell>
          <table:table-cell office:value-type="float" office:value="0.003736738" calcext:value-type="float">
            <text:p>0,003736738</text:p>
          </table:table-cell>
          <table:table-cell office:value-type="float" office:value="0.003612716" calcext:value-type="float">
            <text:p>0,003612716</text:p>
          </table:table-cell>
          <table:table-cell office:value-type="float" office:value="0.003578234" calcext:value-type="float">
            <text:p>0,003578234</text:p>
          </table:table-cell>
          <table:table-cell office:value-type="float" office:value="0.003513325" calcext:value-type="float">
            <text:p>0,003513325</text:p>
          </table:table-cell>
          <table:table-cell/>
          <table:table-cell table:formula="of:=TRIMMEAN([.B14:.K14];0.2)" office:value-type="float" office:value="0.003974712125" calcext:value-type="float">
            <text:p>0,003974712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4651299" calcext:value-type="float">
            <text:p>0,004651299</text:p>
          </table:table-cell>
          <table:table-cell office:value-type="float" office:value="0.002460361" calcext:value-type="float">
            <text:p>0,002460361</text:p>
          </table:table-cell>
          <table:table-cell office:value-type="float" office:value="0.002287471" calcext:value-type="float">
            <text:p>0,002287471</text:p>
          </table:table-cell>
          <table:table-cell office:value-type="float" office:value="0.002467462" calcext:value-type="float">
            <text:p>0,002467462</text:p>
          </table:table-cell>
          <table:table-cell office:value-type="float" office:value="0.00224521" calcext:value-type="float">
            <text:p>0,00224521</text:p>
          </table:table-cell>
          <table:table-cell office:value-type="float" office:value="0.001845839" calcext:value-type="float">
            <text:p>0,001845839</text:p>
          </table:table-cell>
          <table:table-cell office:value-type="float" office:value="0.001936295" calcext:value-type="float">
            <text:p>0,001936295</text:p>
          </table:table-cell>
          <table:table-cell office:value-type="float" office:value="0.002219486" calcext:value-type="float">
            <text:p>0,002219486</text:p>
          </table:table-cell>
          <table:table-cell office:value-type="float" office:value="0.001903499" calcext:value-type="float">
            <text:p>0,001903499</text:p>
          </table:table-cell>
          <table:table-cell office:value-type="float" office:value="0.001865711" calcext:value-type="float">
            <text:p>0,001865711</text:p>
          </table:table-cell>
          <table:table-cell/>
          <table:table-cell table:formula="of:=TRIMMEAN([.B15:.K15];0.2)" office:value-type="float" office:value="0.002173186875" calcext:value-type="float">
            <text:p>0,0021731869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627535" calcext:value-type="float">
            <text:p>0,001627535</text:p>
          </table:table-cell>
          <table:table-cell office:value-type="float" office:value="0.004193919" calcext:value-type="float">
            <text:p>0,004193919</text:p>
          </table:table-cell>
          <table:table-cell office:value-type="float" office:value="0.001212999" calcext:value-type="float">
            <text:p>0,001212999</text:p>
          </table:table-cell>
          <table:table-cell office:value-type="float" office:value="0.00163314" calcext:value-type="float">
            <text:p>0,00163314</text:p>
          </table:table-cell>
          <table:table-cell office:value-type="float" office:value="0.001198948" calcext:value-type="float">
            <text:p>0,001198948</text:p>
          </table:table-cell>
          <table:table-cell table:style-name="ce1" office:value-type="float" office:value="0.000941291" calcext:value-type="float">
            <text:p>9,41E-004</text:p>
          </table:table-cell>
          <table:table-cell table:style-name="ce1" office:value-type="float" office:value="0.00089925" calcext:value-type="float">
            <text:p>8,99E-004</text:p>
          </table:table-cell>
          <table:table-cell office:value-type="float" office:value="0.002931528" calcext:value-type="float">
            <text:p>0,002931528</text:p>
          </table:table-cell>
          <table:table-cell table:style-name="ce1" office:value-type="float" office:value="0.00090686" calcext:value-type="float">
            <text:p>9,07E-004</text:p>
          </table:table-cell>
          <table:table-cell table:style-name="ce1" office:value-type="float" office:value="0.000846753" calcext:value-type="float">
            <text:p>8,47E-004</text:p>
          </table:table-cell>
          <table:table-cell/>
          <table:table-cell table:formula="of:=TRIMMEAN([.B16:.K16];0.2)" office:value-type="float" office:value="0.001418943875" calcext:value-type="float">
            <text:p>0,0014189439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454181" calcext:value-type="float">
            <text:p>0,002454181</text:p>
          </table:table-cell>
          <table:table-cell office:value-type="float" office:value="0.002527572" calcext:value-type="float">
            <text:p>0,002527572</text:p>
          </table:table-cell>
          <table:table-cell office:value-type="float" office:value="0.001893493" calcext:value-type="float">
            <text:p>0,001893493</text:p>
          </table:table-cell>
          <table:table-cell office:value-type="float" office:value="0.002277162" calcext:value-type="float">
            <text:p>0,002277162</text:p>
          </table:table-cell>
          <table:table-cell office:value-type="float" office:value="0.010534733" calcext:value-type="float">
            <text:p>0,010534733</text:p>
          </table:table-cell>
          <table:table-cell office:value-type="float" office:value="0.001749008" calcext:value-type="float">
            <text:p>0,001749008</text:p>
          </table:table-cell>
          <table:table-cell office:value-type="float" office:value="0.001609983" calcext:value-type="float">
            <text:p>0,001609983</text:p>
          </table:table-cell>
          <table:table-cell office:value-type="float" office:value="0.00295653" calcext:value-type="float">
            <text:p>0,00295653</text:p>
          </table:table-cell>
          <table:table-cell office:value-type="float" office:value="0.001558844" calcext:value-type="float">
            <text:p>0,001558844</text:p>
          </table:table-cell>
          <table:table-cell office:value-type="float" office:value="0.001812809" calcext:value-type="float">
            <text:p>0,001812809</text:p>
          </table:table-cell>
          <table:table-cell/>
          <table:table-cell table:formula="of:=TRIMMEAN([.B17:.K17];0.2)" office:value-type="float" office:value="0.00216009225" calcext:value-type="float">
            <text:p>0,002160092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2156405" calcext:value-type="float">
            <text:p>0,002156405</text:p>
          </table:table-cell>
          <table:table-cell office:value-type="float" office:value="0.002558519" calcext:value-type="float">
            <text:p>0,002558519</text:p>
          </table:table-cell>
          <table:table-cell office:value-type="float" office:value="0.00132588" calcext:value-type="float">
            <text:p>0,00132588</text:p>
          </table:table-cell>
          <table:table-cell office:value-type="float" office:value="0.001949042" calcext:value-type="float">
            <text:p>0,001949042</text:p>
          </table:table-cell>
          <table:table-cell office:value-type="float" office:value="0.002840519" calcext:value-type="float">
            <text:p>0,002840519</text:p>
          </table:table-cell>
          <table:table-cell office:value-type="float" office:value="0.001085399" calcext:value-type="float">
            <text:p>0,001085399</text:p>
          </table:table-cell>
          <table:table-cell office:value-type="float" office:value="0.001168776" calcext:value-type="float">
            <text:p>0,001168776</text:p>
          </table:table-cell>
          <table:table-cell office:value-type="float" office:value="0.002401628" calcext:value-type="float">
            <text:p>0,002401628</text:p>
          </table:table-cell>
          <table:table-cell office:value-type="float" office:value="0.001217938" calcext:value-type="float">
            <text:p>0,001217938</text:p>
          </table:table-cell>
          <table:table-cell office:value-type="float" office:value="0.001220361" calcext:value-type="float">
            <text:p>0,001220361</text:p>
          </table:table-cell>
          <table:table-cell/>
          <table:table-cell table:formula="of:=TRIMMEAN([.B18:.K18];0.2)" office:value-type="float" office:value="0.001749818625" calcext:value-type="float">
            <text:p>0,0017498186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111502313" calcext:value-type="float">
            <text:p>0,111502313</text:p>
          </table:table-cell>
          <table:table-cell office:value-type="float" office:value="0.012992142" calcext:value-type="float">
            <text:p>0,012992142</text:p>
          </table:table-cell>
          <table:table-cell office:value-type="float" office:value="0.013930971" calcext:value-type="float">
            <text:p>0,013930971</text:p>
          </table:table-cell>
          <table:table-cell office:value-type="float" office:value="0.010545576" calcext:value-type="float">
            <text:p>0,010545576</text:p>
          </table:table-cell>
          <table:table-cell office:value-type="float" office:value="0.010167667" calcext:value-type="float">
            <text:p>0,010167667</text:p>
          </table:table-cell>
          <table:table-cell office:value-type="float" office:value="0.011334335" calcext:value-type="float">
            <text:p>0,011334335</text:p>
          </table:table-cell>
          <table:table-cell office:value-type="float" office:value="0.010698607" calcext:value-type="float">
            <text:p>0,010698607</text:p>
          </table:table-cell>
          <table:table-cell office:value-type="float" office:value="0.01046063" calcext:value-type="float">
            <text:p>0,01046063</text:p>
          </table:table-cell>
          <table:table-cell office:value-type="float" office:value="0.010539475" calcext:value-type="float">
            <text:p>0,010539475</text:p>
          </table:table-cell>
          <table:table-cell office:value-type="float" office:value="0.01009418" calcext:value-type="float">
            <text:p>0,01009418</text:p>
          </table:table-cell>
          <table:table-cell/>
          <table:table-cell table:formula="of:=TRIMMEAN([.B19:.K19];0.2)" office:value-type="float" office:value="0.011333675375" calcext:value-type="float">
            <text:p>0,011333675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55799517" calcext:value-type="float">
            <text:p>0,055799517</text:p>
          </table:table-cell>
          <table:table-cell office:value-type="float" office:value="0.001176733" calcext:value-type="float">
            <text:p>0,001176733</text:p>
          </table:table-cell>
          <table:table-cell office:value-type="float" office:value="0.001267787" calcext:value-type="float">
            <text:p>0,001267787</text:p>
          </table:table-cell>
          <table:table-cell office:value-type="float" office:value="0.001129957" calcext:value-type="float">
            <text:p>0,001129957</text:p>
          </table:table-cell>
          <table:table-cell office:value-type="float" office:value="0.001049439" calcext:value-type="float">
            <text:p>0,001049439</text:p>
          </table:table-cell>
          <table:table-cell office:value-type="float" office:value="0.001621443" calcext:value-type="float">
            <text:p>0,001621443</text:p>
          </table:table-cell>
          <table:table-cell office:value-type="float" office:value="0.001453927" calcext:value-type="float">
            <text:p>0,001453927</text:p>
          </table:table-cell>
          <table:table-cell office:value-type="float" office:value="0.001193364" calcext:value-type="float">
            <text:p>0,001193364</text:p>
          </table:table-cell>
          <table:table-cell office:value-type="float" office:value="0.004945487" calcext:value-type="float">
            <text:p>0,004945487</text:p>
          </table:table-cell>
          <table:table-cell office:value-type="float" office:value="0.001947528" calcext:value-type="float">
            <text:p>0,001947528</text:p>
          </table:table-cell>
          <table:table-cell/>
          <table:table-cell table:formula="of:=TRIMMEAN([.B20:.K20];0.2)" office:value-type="float" office:value="0.00184202825" calcext:value-type="float">
            <text:p>0,0018420283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60891862" calcext:value-type="float">
            <text:p>0,060891862</text:p>
          </table:table-cell>
          <table:table-cell office:value-type="float" office:value="0.028406301" calcext:value-type="float">
            <text:p>0,028406301</text:p>
          </table:table-cell>
          <table:table-cell office:value-type="float" office:value="0.021955114" calcext:value-type="float">
            <text:p>0,021955114</text:p>
          </table:table-cell>
          <table:table-cell office:value-type="float" office:value="0.023720922" calcext:value-type="float">
            <text:p>0,023720922</text:p>
          </table:table-cell>
          <table:table-cell office:value-type="float" office:value="0.02143103" calcext:value-type="float">
            <text:p>0,02143103</text:p>
          </table:table-cell>
          <table:table-cell office:value-type="float" office:value="0.022521746" calcext:value-type="float">
            <text:p>0,022521746</text:p>
          </table:table-cell>
          <table:table-cell office:value-type="float" office:value="0.02189583" calcext:value-type="float">
            <text:p>0,02189583</text:p>
          </table:table-cell>
          <table:table-cell office:value-type="float" office:value="0.022647712" calcext:value-type="float">
            <text:p>0,022647712</text:p>
          </table:table-cell>
          <table:table-cell office:value-type="float" office:value="0.023556185" calcext:value-type="float">
            <text:p>0,023556185</text:p>
          </table:table-cell>
          <table:table-cell office:value-type="float" office:value="0.022657399" calcext:value-type="float">
            <text:p>0,022657399</text:p>
          </table:table-cell>
          <table:table-cell/>
          <table:table-cell table:formula="of:=TRIMMEAN([.B21:.K21];0.2)" office:value-type="float" office:value="0.023420151125" calcext:value-type="float">
            <text:p>0,0234201511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62337758" calcext:value-type="float">
            <text:p>0,062337758</text:p>
          </table:table-cell>
          <table:table-cell office:value-type="float" office:value="0.001427331" calcext:value-type="float">
            <text:p>0,001427331</text:p>
          </table:table-cell>
          <table:table-cell office:value-type="float" office:value="0.00141328" calcext:value-type="float">
            <text:p>0,00141328</text:p>
          </table:table-cell>
          <table:table-cell office:value-type="float" office:value="0.00338584" calcext:value-type="float">
            <text:p>0,00338584</text:p>
          </table:table-cell>
          <table:table-cell office:value-type="float" office:value="0.001117168" calcext:value-type="float">
            <text:p>0,001117168</text:p>
          </table:table-cell>
          <table:table-cell office:value-type="float" office:value="0.001231416" calcext:value-type="float">
            <text:p>0,001231416</text:p>
          </table:table-cell>
          <table:table-cell office:value-type="float" office:value="0.001635666" calcext:value-type="float">
            <text:p>0,001635666</text:p>
          </table:table-cell>
          <table:table-cell office:value-type="float" office:value="0.00116936" calcext:value-type="float">
            <text:p>0,00116936</text:p>
          </table:table-cell>
          <table:table-cell office:value-type="float" office:value="0.001259178" calcext:value-type="float">
            <text:p>0,001259178</text:p>
          </table:table-cell>
          <table:table-cell office:value-type="float" office:value="0.001436027" calcext:value-type="float">
            <text:p>0,001436027</text:p>
          </table:table-cell>
          <table:table-cell/>
          <table:table-cell table:formula="of:=TRIMMEAN([.B22:.K22];0.2)" office:value-type="float" office:value="0.00161976225" calcext:value-type="float">
            <text:p>0,0016197623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34779622" calcext:value-type="float">
            <text:p>0,034779622</text:p>
          </table:table-cell>
          <table:table-cell office:value-type="float" office:value="0.008428455" calcext:value-type="float">
            <text:p>0,008428455</text:p>
          </table:table-cell>
          <table:table-cell office:value-type="float" office:value="0.009023709" calcext:value-type="float">
            <text:p>0,009023709</text:p>
          </table:table-cell>
          <table:table-cell office:value-type="float" office:value="0.009186622" calcext:value-type="float">
            <text:p>0,009186622</text:p>
          </table:table-cell>
          <table:table-cell office:value-type="float" office:value="0.008473007" calcext:value-type="float">
            <text:p>0,008473007</text:p>
          </table:table-cell>
          <table:table-cell office:value-type="float" office:value="0.008691542" calcext:value-type="float">
            <text:p>0,008691542</text:p>
          </table:table-cell>
          <table:table-cell office:value-type="float" office:value="0.00835147" calcext:value-type="float">
            <text:p>0,00835147</text:p>
          </table:table-cell>
          <table:table-cell office:value-type="float" office:value="0.008112213" calcext:value-type="float">
            <text:p>0,008112213</text:p>
          </table:table-cell>
          <table:table-cell office:value-type="float" office:value="0.009141139" calcext:value-type="float">
            <text:p>0,009141139</text:p>
          </table:table-cell>
          <table:table-cell office:value-type="float" office:value="0.008433702" calcext:value-type="float">
            <text:p>0,008433702</text:p>
          </table:table-cell>
          <table:table-cell/>
          <table:table-cell table:formula="of:=TRIMMEAN([.B23:.K23];0.2)" office:value-type="float" office:value="0.00871620575" calcext:value-type="float">
            <text:p>0,008716205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69677272" calcext:value-type="float">
            <text:p>0,069677272</text:p>
          </table:table-cell>
          <table:table-cell office:value-type="float" office:value="0.020285253" calcext:value-type="float">
            <text:p>0,020285253</text:p>
          </table:table-cell>
          <table:table-cell office:value-type="float" office:value="0.020559877" calcext:value-type="float">
            <text:p>0,020559877</text:p>
          </table:table-cell>
          <table:table-cell office:value-type="float" office:value="0.020301411" calcext:value-type="float">
            <text:p>0,020301411</text:p>
          </table:table-cell>
          <table:table-cell office:value-type="float" office:value="0.01962131" calcext:value-type="float">
            <text:p>0,01962131</text:p>
          </table:table-cell>
          <table:table-cell office:value-type="float" office:value="0.020357899" calcext:value-type="float">
            <text:p>0,020357899</text:p>
          </table:table-cell>
          <table:table-cell office:value-type="float" office:value="0.01986375" calcext:value-type="float">
            <text:p>0,01986375</text:p>
          </table:table-cell>
          <table:table-cell office:value-type="float" office:value="0.113138877" calcext:value-type="float">
            <text:p>0,113138877</text:p>
          </table:table-cell>
          <table:table-cell office:value-type="float" office:value="0.020826589" calcext:value-type="float">
            <text:p>0,020826589</text:p>
          </table:table-cell>
          <table:table-cell office:value-type="float" office:value="0.106381079" calcext:value-type="float">
            <text:p>0,106381079</text:p>
          </table:table-cell>
          <table:table-cell/>
          <table:table-cell table:formula="of:=TRIMMEAN([.B24:.K24];0.2)" office:value-type="float" office:value="0.03728164125" calcext:value-type="float">
            <text:p>0,0372816413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49504566" calcext:value-type="float">
            <text:p>0,049504566</text:p>
          </table:table-cell>
          <table:table-cell office:value-type="float" office:value="0.134085987" calcext:value-type="float">
            <text:p>0,134085987</text:p>
          </table:table-cell>
          <table:table-cell office:value-type="float" office:value="0.031383663" calcext:value-type="float">
            <text:p>0,031383663</text:p>
          </table:table-cell>
          <table:table-cell office:value-type="float" office:value="0.123541052" calcext:value-type="float">
            <text:p>0,123541052</text:p>
          </table:table-cell>
          <table:table-cell office:value-type="float" office:value="0.030079512" calcext:value-type="float">
            <text:p>0,030079512</text:p>
          </table:table-cell>
          <table:table-cell office:value-type="float" office:value="0.120797874" calcext:value-type="float">
            <text:p>0,120797874</text:p>
          </table:table-cell>
          <table:table-cell office:value-type="float" office:value="0.031454798" calcext:value-type="float">
            <text:p>0,031454798</text:p>
          </table:table-cell>
          <table:table-cell office:value-type="float" office:value="0.031799654" calcext:value-type="float">
            <text:p>0,031799654</text:p>
          </table:table-cell>
          <table:table-cell office:value-type="float" office:value="0.031866862" calcext:value-type="float">
            <text:p>0,031866862</text:p>
          </table:table-cell>
          <table:table-cell office:value-type="float" office:value="0.03103407" calcext:value-type="float">
            <text:p>0,03103407</text:p>
          </table:table-cell>
          <table:table-cell/>
          <table:table-cell table:formula="of:=TRIMMEAN([.B25:.K25];0.2)" office:value-type="float" office:value="0.056422817375" calcext:value-type="float">
            <text:p>0,0564228174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20913495" calcext:value-type="float">
            <text:p>0,020913495</text:p>
          </table:table-cell>
          <table:table-cell office:value-type="float" office:value="0.011863741" calcext:value-type="float">
            <text:p>0,011863741</text:p>
          </table:table-cell>
          <table:table-cell office:value-type="float" office:value="0.010102522" calcext:value-type="float">
            <text:p>0,010102522</text:p>
          </table:table-cell>
          <table:table-cell office:value-type="float" office:value="0.010865778" calcext:value-type="float">
            <text:p>0,010865778</text:p>
          </table:table-cell>
          <table:table-cell office:value-type="float" office:value="0.01035872" calcext:value-type="float">
            <text:p>0,01035872</text:p>
          </table:table-cell>
          <table:table-cell office:value-type="float" office:value="0.010363256" calcext:value-type="float">
            <text:p>0,010363256</text:p>
          </table:table-cell>
          <table:table-cell office:value-type="float" office:value="0.010656584" calcext:value-type="float">
            <text:p>0,010656584</text:p>
          </table:table-cell>
          <table:table-cell office:value-type="float" office:value="0.009977909" calcext:value-type="float">
            <text:p>0,009977909</text:p>
          </table:table-cell>
          <table:table-cell office:value-type="float" office:value="0.010596102" calcext:value-type="float">
            <text:p>0,010596102</text:p>
          </table:table-cell>
          <table:table-cell office:value-type="float" office:value="0.010414441" calcext:value-type="float">
            <text:p>0,010414441</text:p>
          </table:table-cell>
          <table:table-cell/>
          <table:table-cell table:formula="of:=TRIMMEAN([.B26:.K26];0.2)" office:value-type="float" office:value="0.010652643" calcext:value-type="float">
            <text:p>0,010652643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1133364" calcext:value-type="float">
            <text:p>0,01133364</text:p>
          </table:table-cell>
          <table:table-cell office:value-type="float" office:value="0.009197341" calcext:value-type="float">
            <text:p>0,009197341</text:p>
          </table:table-cell>
          <table:table-cell office:value-type="float" office:value="0.008754669" calcext:value-type="float">
            <text:p>0,008754669</text:p>
          </table:table-cell>
          <table:table-cell office:value-type="float" office:value="0.008767144" calcext:value-type="float">
            <text:p>0,008767144</text:p>
          </table:table-cell>
          <table:table-cell office:value-type="float" office:value="0.008711486" calcext:value-type="float">
            <text:p>0,008711486</text:p>
          </table:table-cell>
          <table:table-cell office:value-type="float" office:value="0.008872729" calcext:value-type="float">
            <text:p>0,008872729</text:p>
          </table:table-cell>
          <table:table-cell office:value-type="float" office:value="0.008896186" calcext:value-type="float">
            <text:p>0,008896186</text:p>
          </table:table-cell>
          <table:table-cell office:value-type="float" office:value="0.00834331" calcext:value-type="float">
            <text:p>0,00834331</text:p>
          </table:table-cell>
          <table:table-cell office:value-type="float" office:value="0.008851324" calcext:value-type="float">
            <text:p>0,008851324</text:p>
          </table:table-cell>
          <table:table-cell office:value-type="float" office:value="0.00948753" calcext:value-type="float">
            <text:p>0,00948753</text:p>
          </table:table-cell>
          <table:table-cell/>
          <table:table-cell table:formula="of:=TRIMMEAN([.B27:.K27];0.2)" office:value-type="float" office:value="0.008942301125" calcext:value-type="float">
            <text:p>0,0089423011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51604686" calcext:value-type="float">
            <text:p>0,051604686</text:p>
          </table:table-cell>
          <table:table-cell office:value-type="float" office:value="0.019092128" calcext:value-type="float">
            <text:p>0,019092128</text:p>
          </table:table-cell>
          <table:table-cell office:value-type="float" office:value="0.018254272" calcext:value-type="float">
            <text:p>0,018254272</text:p>
          </table:table-cell>
          <table:table-cell office:value-type="float" office:value="0.01895625" calcext:value-type="float">
            <text:p>0,01895625</text:p>
          </table:table-cell>
          <table:table-cell office:value-type="float" office:value="0.01801942" calcext:value-type="float">
            <text:p>0,01801942</text:p>
          </table:table-cell>
          <table:table-cell office:value-type="float" office:value="0.017721268" calcext:value-type="float">
            <text:p>0,017721268</text:p>
          </table:table-cell>
          <table:table-cell office:value-type="float" office:value="0.017608552" calcext:value-type="float">
            <text:p>0,017608552</text:p>
          </table:table-cell>
          <table:table-cell office:value-type="float" office:value="0.019028678" calcext:value-type="float">
            <text:p>0,019028678</text:p>
          </table:table-cell>
          <table:table-cell office:value-type="float" office:value="0.018850421" calcext:value-type="float">
            <text:p>0,018850421</text:p>
          </table:table-cell>
          <table:table-cell office:value-type="float" office:value="0.018665511" calcext:value-type="float">
            <text:p>0,018665511</text:p>
          </table:table-cell>
          <table:table-cell/>
          <table:table-cell table:formula="of:=TRIMMEAN([.B28:.K28];0.2)" office:value-type="float" office:value="0.0185734935" calcext:value-type="float">
            <text:p>0,018573493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34671474" calcext:value-type="float">
            <text:p>0,034671474</text:p>
          </table:table-cell>
          <table:table-cell office:value-type="float" office:value="0.041223642" calcext:value-type="float">
            <text:p>0,041223642</text:p>
          </table:table-cell>
          <table:table-cell office:value-type="float" office:value="0.011895326" calcext:value-type="float">
            <text:p>0,011895326</text:p>
          </table:table-cell>
          <table:table-cell office:value-type="float" office:value="0.012848416" calcext:value-type="float">
            <text:p>0,012848416</text:p>
          </table:table-cell>
          <table:table-cell office:value-type="float" office:value="0.012211542" calcext:value-type="float">
            <text:p>0,012211542</text:p>
          </table:table-cell>
          <table:table-cell office:value-type="float" office:value="0.011720868" calcext:value-type="float">
            <text:p>0,011720868</text:p>
          </table:table-cell>
          <table:table-cell office:value-type="float" office:value="0.012269838" calcext:value-type="float">
            <text:p>0,012269838</text:p>
          </table:table-cell>
          <table:table-cell office:value-type="float" office:value="0.012717093" calcext:value-type="float">
            <text:p>0,012717093</text:p>
          </table:table-cell>
          <table:table-cell office:value-type="float" office:value="0.011815117" calcext:value-type="float">
            <text:p>0,011815117</text:p>
          </table:table-cell>
          <table:table-cell office:value-type="float" office:value="0.012114725" calcext:value-type="float">
            <text:p>0,012114725</text:p>
          </table:table-cell>
          <table:table-cell/>
          <table:table-cell table:formula="of:=TRIMMEAN([.B29:.K29];0.2)" office:value-type="float" office:value="0.015067941375" calcext:value-type="float">
            <text:p>0,0150679414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6078632" calcext:value-type="float">
            <text:p>0,06078632</text:p>
          </table:table-cell>
          <table:table-cell office:value-type="float" office:value="0.001706359" calcext:value-type="float">
            <text:p>0,001706359</text:p>
          </table:table-cell>
          <table:table-cell office:value-type="float" office:value="0.001437671" calcext:value-type="float">
            <text:p>0,001437671</text:p>
          </table:table-cell>
          <table:table-cell office:value-type="float" office:value="0.001235913" calcext:value-type="float">
            <text:p>0,001235913</text:p>
          </table:table-cell>
          <table:table-cell office:value-type="float" office:value="0.001402892" calcext:value-type="float">
            <text:p>0,001402892</text:p>
          </table:table-cell>
          <table:table-cell office:value-type="float" office:value="0.001189745" calcext:value-type="float">
            <text:p>0,001189745</text:p>
          </table:table-cell>
          <table:table-cell office:value-type="float" office:value="0.001226199" calcext:value-type="float">
            <text:p>0,001226199</text:p>
          </table:table-cell>
          <table:table-cell office:value-type="float" office:value="0.001316363" calcext:value-type="float">
            <text:p>0,001316363</text:p>
          </table:table-cell>
          <table:table-cell office:value-type="float" office:value="0.001361412" calcext:value-type="float">
            <text:p>0,001361412</text:p>
          </table:table-cell>
          <table:table-cell office:value-type="float" office:value="0.001079631" calcext:value-type="float">
            <text:p>0,001079631</text:p>
          </table:table-cell>
          <table:table-cell/>
          <table:table-cell table:formula="of:=TRIMMEAN([.B30:.K30];0.2)" office:value-type="float" office:value="0.00135956925" calcext:value-type="float">
            <text:p>0,00135956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682.340138836125" calcext:value-type="float">
            <text:p>682,340138836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249225588" calcext:value-type="float">
            <text:p>0,249225588</text:p>
          </table:table-cell>
        </table:table-row>
      </table:table>
      <table:table table:name="4CM" table:style-name="ta1"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3.122691649" calcext:value-type="float">
            <text:p>13,122691649</text:p>
          </table:table-cell>
          <table:table-cell office:value-type="float" office:value="13.188402055" calcext:value-type="float">
            <text:p>13,188402055</text:p>
          </table:table-cell>
          <table:table-cell office:value-type="float" office:value="13.808320431" calcext:value-type="float">
            <text:p>13,808320431</text:p>
          </table:table-cell>
          <table:table-cell office:value-type="float" office:value="13.565585164" calcext:value-type="float">
            <text:p>13,565585164</text:p>
          </table:table-cell>
          <table:table-cell office:value-type="float" office:value="13.912514124" calcext:value-type="float">
            <text:p>13,912514124</text:p>
          </table:table-cell>
          <table:table-cell office:value-type="float" office:value="13.571200045" calcext:value-type="float">
            <text:p>13,571200045</text:p>
          </table:table-cell>
          <table:table-cell office:value-type="float" office:value="13.821908858" calcext:value-type="float">
            <text:p>13,821908858</text:p>
          </table:table-cell>
          <table:table-cell office:value-type="float" office:value="13.476557459" calcext:value-type="float">
            <text:p>13,476557459</text:p>
          </table:table-cell>
          <table:table-cell office:value-type="float" office:value="13.676934984" calcext:value-type="float">
            <text:p>13,676934984</text:p>
          </table:table-cell>
          <table:table-cell office:value-type="float" office:value="13.489576627" calcext:value-type="float">
            <text:p>13,489576627</text:p>
          </table:table-cell>
          <table:table-cell/>
          <table:table-cell table:formula="of:=TRIMMEAN([.B2:.K2];0.2)" office:value-type="float" office:value="13.574810702875" calcext:value-type="float">
            <text:p>13,5748107029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557233754" calcext:value-type="float">
            <text:p>12,557233754</text:p>
          </table:table-cell>
          <table:table-cell office:value-type="float" office:value="12.487165699" calcext:value-type="float">
            <text:p>12,487165699</text:p>
          </table:table-cell>
          <table:table-cell office:value-type="float" office:value="12.175769803" calcext:value-type="float">
            <text:p>12,175769803</text:p>
          </table:table-cell>
          <table:table-cell office:value-type="float" office:value="12.091101312" calcext:value-type="float">
            <text:p>12,091101312</text:p>
          </table:table-cell>
          <table:table-cell office:value-type="float" office:value="12.458952048" calcext:value-type="float">
            <text:p>12,458952048</text:p>
          </table:table-cell>
          <table:table-cell office:value-type="float" office:value="12.304178681" calcext:value-type="float">
            <text:p>12,304178681</text:p>
          </table:table-cell>
          <table:table-cell office:value-type="float" office:value="12.180848164" calcext:value-type="float">
            <text:p>12,180848164</text:p>
          </table:table-cell>
          <table:table-cell office:value-type="float" office:value="13.136473653" calcext:value-type="float">
            <text:p>13,136473653</text:p>
          </table:table-cell>
          <table:table-cell office:value-type="float" office:value="12.926685992" calcext:value-type="float">
            <text:p>12,926685992</text:p>
          </table:table-cell>
          <table:table-cell office:value-type="float" office:value="12.820692975" calcext:value-type="float">
            <text:p>12,820692975</text:p>
          </table:table-cell>
          <table:table-cell/>
          <table:table-cell table:formula="of:=TRIMMEAN([.B3:.K3];0.2)" office:value-type="float" office:value="12.4889408895" calcext:value-type="float">
            <text:p>12,488940889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06.912475671" calcext:value-type="float">
            <text:p>206,912475671</text:p>
          </table:table-cell>
          <table:table-cell office:value-type="float" office:value="203.254675365" calcext:value-type="float">
            <text:p>203,254675365</text:p>
          </table:table-cell>
          <table:table-cell office:value-type="float" office:value="204.569590226" calcext:value-type="float">
            <text:p>204,569590226</text:p>
          </table:table-cell>
          <table:table-cell office:value-type="float" office:value="205.204957405" calcext:value-type="float">
            <text:p>205,204957405</text:p>
          </table:table-cell>
          <table:table-cell office:value-type="float" office:value="207.228711497" calcext:value-type="float">
            <text:p>207,228711497</text:p>
          </table:table-cell>
          <table:table-cell office:value-type="float" office:value="207.246993978" calcext:value-type="float">
            <text:p>207,246993978</text:p>
          </table:table-cell>
          <table:table-cell office:value-type="float" office:value="209.393111216" calcext:value-type="float">
            <text:p>209,393111216</text:p>
          </table:table-cell>
          <table:table-cell office:value-type="float" office:value="212.249004103" calcext:value-type="float">
            <text:p>212,249004103</text:p>
          </table:table-cell>
          <table:table-cell office:value-type="float" office:value="212.197431247" calcext:value-type="float">
            <text:p>212,197431247</text:p>
          </table:table-cell>
          <table:table-cell office:value-type="float" office:value="208.491652977" calcext:value-type="float">
            <text:p>208,491652977</text:p>
          </table:table-cell>
          <table:table-cell/>
          <table:table-cell table:formula="of:=TRIMMEAN([.B4:.K4];0.2)" office:value-type="float" office:value="207.655615527125" calcext:value-type="float">
            <text:p>207,6556155271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88.948697518" calcext:value-type="float">
            <text:p>88,948697518</text:p>
          </table:table-cell>
          <table:table-cell office:value-type="float" office:value="89.97539567" calcext:value-type="float">
            <text:p>89,97539567</text:p>
          </table:table-cell>
          <table:table-cell office:value-type="float" office:value="89.918291593" calcext:value-type="float">
            <text:p>89,918291593</text:p>
          </table:table-cell>
          <table:table-cell office:value-type="float" office:value="92.524474498" calcext:value-type="float">
            <text:p>92,524474498</text:p>
          </table:table-cell>
          <table:table-cell office:value-type="float" office:value="92.778377285" calcext:value-type="float">
            <text:p>92,778377285</text:p>
          </table:table-cell>
          <table:table-cell office:value-type="float" office:value="89.275112027" calcext:value-type="float">
            <text:p>89,275112027</text:p>
          </table:table-cell>
          <table:table-cell office:value-type="float" office:value="92.417058465" calcext:value-type="float">
            <text:p>92,417058465</text:p>
          </table:table-cell>
          <table:table-cell office:value-type="float" office:value="92.652111797" calcext:value-type="float">
            <text:p>92,652111797</text:p>
          </table:table-cell>
          <table:table-cell office:value-type="float" office:value="91.43897109" calcext:value-type="float">
            <text:p>91,43897109</text:p>
          </table:table-cell>
          <table:table-cell office:value-type="float" office:value="91.268352522" calcext:value-type="float">
            <text:p>91,268352522</text:p>
          </table:table-cell>
          <table:table-cell/>
          <table:table-cell table:formula="of:=TRIMMEAN([.B5:.K5];0.2)" office:value-type="float" office:value="91.18372095775" calcext:value-type="float">
            <text:p>91,1837209578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3.190479336" calcext:value-type="float">
            <text:p>23,190479336</text:p>
          </table:table-cell>
          <table:table-cell office:value-type="float" office:value="24.682565731" calcext:value-type="float">
            <text:p>24,682565731</text:p>
          </table:table-cell>
          <table:table-cell office:value-type="float" office:value="23.839770411" calcext:value-type="float">
            <text:p>23,839770411</text:p>
          </table:table-cell>
          <table:table-cell office:value-type="float" office:value="24.562028198" calcext:value-type="float">
            <text:p>24,562028198</text:p>
          </table:table-cell>
          <table:table-cell office:value-type="float" office:value="24.768124826" calcext:value-type="float">
            <text:p>24,768124826</text:p>
          </table:table-cell>
          <table:table-cell office:value-type="float" office:value="25.015633122" calcext:value-type="float">
            <text:p>25,015633122</text:p>
          </table:table-cell>
          <table:table-cell office:value-type="float" office:value="24.436499378" calcext:value-type="float">
            <text:p>24,436499378</text:p>
          </table:table-cell>
          <table:table-cell office:value-type="float" office:value="24.308504046" calcext:value-type="float">
            <text:p>24,308504046</text:p>
          </table:table-cell>
          <table:table-cell office:value-type="float" office:value="24.495760894" calcext:value-type="float">
            <text:p>24,495760894</text:p>
          </table:table-cell>
          <table:table-cell office:value-type="float" office:value="24.675669828" calcext:value-type="float">
            <text:p>24,675669828</text:p>
          </table:table-cell>
          <table:table-cell/>
          <table:table-cell table:formula="of:=TRIMMEAN([.B6:.K6];0.2)" office:value-type="float" office:value="24.471115414" calcext:value-type="float">
            <text:p>24,471115414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18.591855951" calcext:value-type="float">
            <text:p>318,591855951</text:p>
          </table:table-cell>
          <table:table-cell office:value-type="float" office:value="318.188082142" calcext:value-type="float">
            <text:p>318,188082142</text:p>
          </table:table-cell>
          <table:table-cell office:value-type="float" office:value="321.330409832" calcext:value-type="float">
            <text:p>321,330409832</text:p>
          </table:table-cell>
          <table:table-cell office:value-type="float" office:value="324.780883129" calcext:value-type="float">
            <text:p>324,780883129</text:p>
          </table:table-cell>
          <table:table-cell office:value-type="float" office:value="327.982013857" calcext:value-type="float">
            <text:p>327,982013857</text:p>
          </table:table-cell>
          <table:table-cell office:value-type="float" office:value="324.037874349" calcext:value-type="float">
            <text:p>324,037874349</text:p>
          </table:table-cell>
          <table:table-cell office:value-type="float" office:value="321.094731671" calcext:value-type="float">
            <text:p>321,094731671</text:p>
          </table:table-cell>
          <table:table-cell office:value-type="float" office:value="325.911635809" calcext:value-type="float">
            <text:p>325,911635809</text:p>
          </table:table-cell>
          <table:table-cell office:value-type="float" office:value="324.775257756" calcext:value-type="float">
            <text:p>324,775257756</text:p>
          </table:table-cell>
          <table:table-cell office:value-type="float" office:value="325.075320485" calcext:value-type="float">
            <text:p>325,075320485</text:p>
          </table:table-cell>
          <table:table-cell/>
          <table:table-cell table:formula="of:=TRIMMEAN([.B7:.K7];0.2)" office:value-type="float" office:value="323.19974612275" calcext:value-type="float">
            <text:p>323,199746122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105029581" calcext:value-type="float">
            <text:p>0,105029581</text:p>
          </table:table-cell>
          <table:table-cell office:value-type="float" office:value="0.00192172" calcext:value-type="float">
            <text:p>0,00192172</text:p>
          </table:table-cell>
          <table:table-cell office:value-type="float" office:value="0.001747826" calcext:value-type="float">
            <text:p>0,001747826</text:p>
          </table:table-cell>
          <table:table-cell office:value-type="float" office:value="0.001493538" calcext:value-type="float">
            <text:p>0,001493538</text:p>
          </table:table-cell>
          <table:table-cell office:value-type="float" office:value="0.001405563" calcext:value-type="float">
            <text:p>0,001405563</text:p>
          </table:table-cell>
          <table:table-cell office:value-type="float" office:value="0.002055314" calcext:value-type="float">
            <text:p>0,002055314</text:p>
          </table:table-cell>
          <table:table-cell office:value-type="float" office:value="0.001874984" calcext:value-type="float">
            <text:p>0,001874984</text:p>
          </table:table-cell>
          <table:table-cell office:value-type="float" office:value="0.001576999" calcext:value-type="float">
            <text:p>0,001576999</text:p>
          </table:table-cell>
          <table:table-cell office:value-type="float" office:value="0.001325233" calcext:value-type="float">
            <text:p>0,001325233</text:p>
          </table:table-cell>
          <table:table-cell office:value-type="float" office:value="0.001464788" calcext:value-type="float">
            <text:p>0,001464788</text:p>
          </table:table-cell>
          <table:table-cell/>
          <table:table-cell table:formula="of:=TRIMMEAN([.B9:.K9];0.2)" office:value-type="float" office:value="0.0016925915" calcext:value-type="float">
            <text:p>0,001692591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20919995" calcext:value-type="float">
            <text:p>0,020919995</text:p>
          </table:table-cell>
          <table:table-cell office:value-type="float" office:value="0.013336904" calcext:value-type="float">
            <text:p>0,013336904</text:p>
          </table:table-cell>
          <table:table-cell office:value-type="float" office:value="0.023564615" calcext:value-type="float">
            <text:p>0,023564615</text:p>
          </table:table-cell>
          <table:table-cell office:value-type="float" office:value="0.018474784" calcext:value-type="float">
            <text:p>0,018474784</text:p>
          </table:table-cell>
          <table:table-cell office:value-type="float" office:value="0.007818478" calcext:value-type="float">
            <text:p>0,007818478</text:p>
          </table:table-cell>
          <table:table-cell office:value-type="float" office:value="0.007014063" calcext:value-type="float">
            <text:p>0,007014063</text:p>
          </table:table-cell>
          <table:table-cell office:value-type="float" office:value="0.017499639" calcext:value-type="float">
            <text:p>0,017499639</text:p>
          </table:table-cell>
          <table:table-cell office:value-type="float" office:value="0.020018643" calcext:value-type="float">
            <text:p>0,020018643</text:p>
          </table:table-cell>
          <table:table-cell office:value-type="float" office:value="0.02299343" calcext:value-type="float">
            <text:p>0,02299343</text:p>
          </table:table-cell>
          <table:table-cell office:value-type="float" office:value="0.010339825" calcext:value-type="float">
            <text:p>0,010339825</text:p>
          </table:table-cell>
          <table:table-cell/>
          <table:table-cell table:formula="of:=TRIMMEAN([.B10:.K10];0.2)" office:value-type="float" office:value="0.01642521225" calcext:value-type="float">
            <text:p>0,0164252123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2973403" calcext:value-type="float">
            <text:p>0,012973403</text:p>
          </table:table-cell>
          <table:table-cell office:value-type="float" office:value="0.01359469" calcext:value-type="float">
            <text:p>0,01359469</text:p>
          </table:table-cell>
          <table:table-cell office:value-type="float" office:value="0.032787625" calcext:value-type="float">
            <text:p>0,032787625</text:p>
          </table:table-cell>
          <table:table-cell office:value-type="float" office:value="0.024212253" calcext:value-type="float">
            <text:p>0,024212253</text:p>
          </table:table-cell>
          <table:table-cell office:value-type="float" office:value="0.012038214" calcext:value-type="float">
            <text:p>0,012038214</text:p>
          </table:table-cell>
          <table:table-cell office:value-type="float" office:value="0.011842018" calcext:value-type="float">
            <text:p>0,011842018</text:p>
          </table:table-cell>
          <table:table-cell office:value-type="float" office:value="0.022387914" calcext:value-type="float">
            <text:p>0,022387914</text:p>
          </table:table-cell>
          <table:table-cell office:value-type="float" office:value="0.028912362" calcext:value-type="float">
            <text:p>0,028912362</text:p>
          </table:table-cell>
          <table:table-cell office:value-type="float" office:value="0.054478602" calcext:value-type="float">
            <text:p>0,054478602</text:p>
          </table:table-cell>
          <table:table-cell office:value-type="float" office:value="0.013308099" calcext:value-type="float">
            <text:p>0,013308099</text:p>
          </table:table-cell>
          <table:table-cell/>
          <table:table-cell table:formula="of:=TRIMMEAN([.B11:.K11];0.2)" office:value-type="float" office:value="0.02002682" calcext:value-type="float">
            <text:p>0,02002682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35065646" calcext:value-type="float">
            <text:p>0,035065646</text:p>
          </table:table-cell>
          <table:table-cell office:value-type="float" office:value="0.003950496" calcext:value-type="float">
            <text:p>0,003950496</text:p>
          </table:table-cell>
          <table:table-cell office:value-type="float" office:value="0.003026734" calcext:value-type="float">
            <text:p>0,003026734</text:p>
          </table:table-cell>
          <table:table-cell office:value-type="float" office:value="0.002276475" calcext:value-type="float">
            <text:p>0,002276475</text:p>
          </table:table-cell>
          <table:table-cell office:value-type="float" office:value="0.002320475" calcext:value-type="float">
            <text:p>0,002320475</text:p>
          </table:table-cell>
          <table:table-cell office:value-type="float" office:value="0.002358039" calcext:value-type="float">
            <text:p>0,002358039</text:p>
          </table:table-cell>
          <table:table-cell office:value-type="float" office:value="0.003272286" calcext:value-type="float">
            <text:p>0,003272286</text:p>
          </table:table-cell>
          <table:table-cell office:value-type="float" office:value="0.002098046" calcext:value-type="float">
            <text:p>0,002098046</text:p>
          </table:table-cell>
          <table:table-cell table:style-name="ce1" office:value-type="float" office:value="0.002009309" calcext:value-type="float">
            <text:p>2,01E-003</text:p>
          </table:table-cell>
          <table:table-cell table:style-name="ce1" office:value-type="float" office:value="0.002135876" calcext:value-type="float">
            <text:p>2,14E-003</text:p>
          </table:table-cell>
          <table:table-cell/>
          <table:table-cell table:formula="of:=TRIMMEAN([.B12:.K12];0.2)" office:value-type="float" office:value="0.002679803375" calcext:value-type="float">
            <text:p>0,002679803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1196567" calcext:value-type="float">
            <text:p>0,01196567</text:p>
          </table:table-cell>
          <table:table-cell office:value-type="float" office:value="0.003304917" calcext:value-type="float">
            <text:p>0,003304917</text:p>
          </table:table-cell>
          <table:table-cell office:value-type="float" office:value="0.003493277" calcext:value-type="float">
            <text:p>0,003493277</text:p>
          </table:table-cell>
          <table:table-cell office:value-type="float" office:value="0.0034898" calcext:value-type="float">
            <text:p>0,0034898</text:p>
          </table:table-cell>
          <table:table-cell office:value-type="float" office:value="0.002825954" calcext:value-type="float">
            <text:p>0,002825954</text:p>
          </table:table-cell>
          <table:table-cell office:value-type="float" office:value="0.002796855" calcext:value-type="float">
            <text:p>0,002796855</text:p>
          </table:table-cell>
          <table:table-cell office:value-type="float" office:value="0.003013457" calcext:value-type="float">
            <text:p>0,003013457</text:p>
          </table:table-cell>
          <table:table-cell office:value-type="float" office:value="0.003107185" calcext:value-type="float">
            <text:p>0,003107185</text:p>
          </table:table-cell>
          <table:table-cell office:value-type="float" office:value="0.002914997" calcext:value-type="float">
            <text:p>0,002914997</text:p>
          </table:table-cell>
          <table:table-cell office:value-type="float" office:value="0.003344718" calcext:value-type="float">
            <text:p>0,003344718</text:p>
          </table:table-cell>
          <table:table-cell/>
          <table:table-cell table:formula="of:=TRIMMEAN([.B13:.K13];0.2)" office:value-type="float" office:value="0.003186788125" calcext:value-type="float">
            <text:p>0,003186788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8406269" calcext:value-type="float">
            <text:p>0,008406269</text:p>
          </table:table-cell>
          <table:table-cell office:value-type="float" office:value="0.003690154" calcext:value-type="float">
            <text:p>0,003690154</text:p>
          </table:table-cell>
          <table:table-cell office:value-type="float" office:value="0.001291453" calcext:value-type="float">
            <text:p>0,001291453</text:p>
          </table:table-cell>
          <table:table-cell office:value-type="float" office:value="0.00123348" calcext:value-type="float">
            <text:p>0,00123348</text:p>
          </table:table-cell>
          <table:table-cell office:value-type="float" office:value="0.001346274" calcext:value-type="float">
            <text:p>0,001346274</text:p>
          </table:table-cell>
          <table:table-cell office:value-type="float" office:value="0.001803964" calcext:value-type="float">
            <text:p>0,001803964</text:p>
          </table:table-cell>
          <table:table-cell office:value-type="float" office:value="0.002829184" calcext:value-type="float">
            <text:p>0,002829184</text:p>
          </table:table-cell>
          <table:table-cell office:value-type="float" office:value="0.00114615" calcext:value-type="float">
            <text:p>0,00114615</text:p>
          </table:table-cell>
          <table:table-cell office:value-type="float" office:value="0.001007339" calcext:value-type="float">
            <text:p>0,001007339</text:p>
          </table:table-cell>
          <table:table-cell office:value-type="float" office:value="0.001084296" calcext:value-type="float">
            <text:p>0,001084296</text:p>
          </table:table-cell>
          <table:table-cell/>
          <table:table-cell table:formula="of:=TRIMMEAN([.B14:.K14];0.2)" office:value-type="float" office:value="0.001803119375" calcext:value-type="float">
            <text:p>0,001803119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3446811" calcext:value-type="float">
            <text:p>0,003446811</text:p>
          </table:table-cell>
          <table:table-cell office:value-type="float" office:value="0.002252629" calcext:value-type="float">
            <text:p>0,002252629</text:p>
          </table:table-cell>
          <table:table-cell office:value-type="float" office:value="0.002887919" calcext:value-type="float">
            <text:p>0,002887919</text:p>
          </table:table-cell>
          <table:table-cell office:value-type="float" office:value="0.001834514" calcext:value-type="float">
            <text:p>0,001834514</text:p>
          </table:table-cell>
          <table:table-cell office:value-type="float" office:value="0.002024864" calcext:value-type="float">
            <text:p>0,002024864</text:p>
          </table:table-cell>
          <table:table-cell office:value-type="float" office:value="0.001833706" calcext:value-type="float">
            <text:p>0,001833706</text:p>
          </table:table-cell>
          <table:table-cell office:value-type="float" office:value="0.002507514" calcext:value-type="float">
            <text:p>0,002507514</text:p>
          </table:table-cell>
          <table:table-cell office:value-type="float" office:value="0.001585727" calcext:value-type="float">
            <text:p>0,001585727</text:p>
          </table:table-cell>
          <table:table-cell office:value-type="float" office:value="0.001511149" calcext:value-type="float">
            <text:p>0,001511149</text:p>
          </table:table-cell>
          <table:table-cell office:value-type="float" office:value="0.001713218" calcext:value-type="float">
            <text:p>0,001713218</text:p>
          </table:table-cell>
          <table:table-cell/>
          <table:table-cell table:formula="of:=TRIMMEAN([.B15:.K15];0.2)" office:value-type="float" office:value="0.002080011375" calcext:value-type="float">
            <text:p>0,0020800114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22986401" calcext:value-type="float">
            <text:p>0,022986401</text:p>
          </table:table-cell>
          <table:table-cell office:value-type="float" office:value="0.002294083" calcext:value-type="float">
            <text:p>0,002294083</text:p>
          </table:table-cell>
          <table:table-cell office:value-type="float" office:value="0.003615322" calcext:value-type="float">
            <text:p>0,003615322</text:p>
          </table:table-cell>
          <table:table-cell office:value-type="float" office:value="0.002461611" calcext:value-type="float">
            <text:p>0,002461611</text:p>
          </table:table-cell>
          <table:table-cell office:value-type="float" office:value="0.002056554" calcext:value-type="float">
            <text:p>0,002056554</text:p>
          </table:table-cell>
          <table:table-cell table:style-name="ce1" office:value-type="float" office:value="0.002049482" calcext:value-type="float">
            <text:p>2,05E-003</text:p>
          </table:table-cell>
          <table:table-cell table:style-name="ce1" office:value-type="float" office:value="0.002315563" calcext:value-type="float">
            <text:p>2,32E-003</text:p>
          </table:table-cell>
          <table:table-cell office:value-type="float" office:value="0.002011549" calcext:value-type="float">
            <text:p>0,002011549</text:p>
          </table:table-cell>
          <table:table-cell table:style-name="ce1" office:value-type="float" office:value="0.00227735" calcext:value-type="float">
            <text:p>2,28E-003</text:p>
          </table:table-cell>
          <table:table-cell table:style-name="ce1" office:value-type="float" office:value="0.002305681" calcext:value-type="float">
            <text:p>2,31E-003</text:p>
          </table:table-cell>
          <table:table-cell/>
          <table:table-cell table:formula="of:=TRIMMEAN([.B16:.K16];0.2)" office:value-type="float" office:value="0.00242195575" calcext:value-type="float">
            <text:p>0,002421955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3251179" calcext:value-type="float">
            <text:p>0,003251179</text:p>
          </table:table-cell>
          <table:table-cell office:value-type="float" office:value="0.00215058" calcext:value-type="float">
            <text:p>0,00215058</text:p>
          </table:table-cell>
          <table:table-cell office:value-type="float" office:value="0.002803616" calcext:value-type="float">
            <text:p>0,002803616</text:p>
          </table:table-cell>
          <table:table-cell office:value-type="float" office:value="0.002281786" calcext:value-type="float">
            <text:p>0,002281786</text:p>
          </table:table-cell>
          <table:table-cell office:value-type="float" office:value="0.001756294" calcext:value-type="float">
            <text:p>0,001756294</text:p>
          </table:table-cell>
          <table:table-cell office:value-type="float" office:value="0.002008981" calcext:value-type="float">
            <text:p>0,002008981</text:p>
          </table:table-cell>
          <table:table-cell office:value-type="float" office:value="0.002429956" calcext:value-type="float">
            <text:p>0,002429956</text:p>
          </table:table-cell>
          <table:table-cell office:value-type="float" office:value="0.002435566" calcext:value-type="float">
            <text:p>0,002435566</text:p>
          </table:table-cell>
          <table:table-cell office:value-type="float" office:value="0.002023603" calcext:value-type="float">
            <text:p>0,002023603</text:p>
          </table:table-cell>
          <table:table-cell office:value-type="float" office:value="0.001772034" calcext:value-type="float">
            <text:p>0,001772034</text:p>
          </table:table-cell>
          <table:table-cell/>
          <table:table-cell table:formula="of:=TRIMMEAN([.B17:.K17];0.2)" office:value-type="float" office:value="0.00223826525" calcext:value-type="float">
            <text:p>0,002238265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2648864" calcext:value-type="float">
            <text:p>0,002648864</text:p>
          </table:table-cell>
          <table:table-cell office:value-type="float" office:value="0.001623131" calcext:value-type="float">
            <text:p>0,001623131</text:p>
          </table:table-cell>
          <table:table-cell office:value-type="float" office:value="0.004773575" calcext:value-type="float">
            <text:p>0,004773575</text:p>
          </table:table-cell>
          <table:table-cell office:value-type="float" office:value="0.001304321" calcext:value-type="float">
            <text:p>0,001304321</text:p>
          </table:table-cell>
          <table:table-cell office:value-type="float" office:value="0.001212561" calcext:value-type="float">
            <text:p>0,001212561</text:p>
          </table:table-cell>
          <table:table-cell office:value-type="float" office:value="0.001410147" calcext:value-type="float">
            <text:p>0,001410147</text:p>
          </table:table-cell>
          <table:table-cell office:value-type="float" office:value="0.002047336" calcext:value-type="float">
            <text:p>0,002047336</text:p>
          </table:table-cell>
          <table:table-cell office:value-type="float" office:value="0.001100174" calcext:value-type="float">
            <text:p>0,001100174</text:p>
          </table:table-cell>
          <table:table-cell office:value-type="float" office:value="0.001028485" calcext:value-type="float">
            <text:p>0,001028485</text:p>
          </table:table-cell>
          <table:table-cell office:value-type="float" office:value="0.001082275" calcext:value-type="float">
            <text:p>0,001082275</text:p>
          </table:table-cell>
          <table:table-cell/>
          <table:table-cell table:formula="of:=TRIMMEAN([.B18:.K18];0.2)" office:value-type="float" office:value="0.001553601125" calcext:value-type="float">
            <text:p>0,001553601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5534765" calcext:value-type="float">
            <text:p>0,05534765</text:p>
          </table:table-cell>
          <table:table-cell office:value-type="float" office:value="0.002157986" calcext:value-type="float">
            <text:p>0,002157986</text:p>
          </table:table-cell>
          <table:table-cell office:value-type="float" office:value="0.00196241" calcext:value-type="float">
            <text:p>0,00196241</text:p>
          </table:table-cell>
          <table:table-cell office:value-type="float" office:value="0.001133071" calcext:value-type="float">
            <text:p>0,001133071</text:p>
          </table:table-cell>
          <table:table-cell office:value-type="float" office:value="0.00112696" calcext:value-type="float">
            <text:p>0,00112696</text:p>
          </table:table-cell>
          <table:table-cell office:value-type="float" office:value="0.001670257" calcext:value-type="float">
            <text:p>0,001670257</text:p>
          </table:table-cell>
          <table:table-cell office:value-type="float" office:value="0.002374836" calcext:value-type="float">
            <text:p>0,002374836</text:p>
          </table:table-cell>
          <table:table-cell office:value-type="float" office:value="0.001026567" calcext:value-type="float">
            <text:p>0,001026567</text:p>
          </table:table-cell>
          <table:table-cell office:value-type="float" office:value="0.001002488" calcext:value-type="float">
            <text:p>0,001002488</text:p>
          </table:table-cell>
          <table:table-cell office:value-type="float" office:value="0.001123459" calcext:value-type="float">
            <text:p>0,001123459</text:p>
          </table:table-cell>
          <table:table-cell/>
          <table:table-cell table:formula="of:=TRIMMEAN([.B19:.K19];0.2)" office:value-type="float" office:value="0.00157194325" calcext:value-type="float">
            <text:p>0,0015719433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16403722" calcext:value-type="float">
            <text:p>0,016403722</text:p>
          </table:table-cell>
          <table:table-cell office:value-type="float" office:value="0.001734818" calcext:value-type="float">
            <text:p>0,001734818</text:p>
          </table:table-cell>
          <table:table-cell office:value-type="float" office:value="0.001453256" calcext:value-type="float">
            <text:p>0,001453256</text:p>
          </table:table-cell>
          <table:table-cell table:style-name="ce1" office:value-type="float" office:value="0.000935833" calcext:value-type="float">
            <text:p>9,36E-004</text:p>
          </table:table-cell>
          <table:table-cell office:value-type="float" office:value="0.001872278" calcext:value-type="float">
            <text:p>0,001872278</text:p>
          </table:table-cell>
          <table:table-cell office:value-type="float" office:value="0.001499106" calcext:value-type="float">
            <text:p>0,001499106</text:p>
          </table:table-cell>
          <table:table-cell office:value-type="float" office:value="0.001990882" calcext:value-type="float">
            <text:p>0,001990882</text:p>
          </table:table-cell>
          <table:table-cell table:style-name="ce1" office:value-type="float" office:value="0.000854717" calcext:value-type="float">
            <text:p>8,55E-004</text:p>
          </table:table-cell>
          <table:table-cell table:style-name="ce1" office:value-type="float" office:value="0.000803841" calcext:value-type="float">
            <text:p>8,04E-004</text:p>
          </table:table-cell>
          <table:table-cell table:style-name="ce1" office:value-type="float" office:value="0.000972956" calcext:value-type="float">
            <text:p>9,73E-004</text:p>
          </table:table-cell>
          <table:table-cell/>
          <table:table-cell table:formula="of:=TRIMMEAN([.B20:.K20];0.2)" office:value-type="float" office:value="0.00141423075" calcext:value-type="float">
            <text:p>0,0014142308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12454022" calcext:value-type="float">
            <text:p>0,012454022</text:p>
          </table:table-cell>
          <table:table-cell office:value-type="float" office:value="0.008247424" calcext:value-type="float">
            <text:p>0,008247424</text:p>
          </table:table-cell>
          <table:table-cell office:value-type="float" office:value="0.013152876" calcext:value-type="float">
            <text:p>0,013152876</text:p>
          </table:table-cell>
          <table:table-cell office:value-type="float" office:value="0.011357388" calcext:value-type="float">
            <text:p>0,011357388</text:p>
          </table:table-cell>
          <table:table-cell office:value-type="float" office:value="0.006736174" calcext:value-type="float">
            <text:p>0,006736174</text:p>
          </table:table-cell>
          <table:table-cell office:value-type="float" office:value="0.006711292" calcext:value-type="float">
            <text:p>0,006711292</text:p>
          </table:table-cell>
          <table:table-cell office:value-type="float" office:value="0.007399395" calcext:value-type="float">
            <text:p>0,007399395</text:p>
          </table:table-cell>
          <table:table-cell office:value-type="float" office:value="0.013510743" calcext:value-type="float">
            <text:p>0,013510743</text:p>
          </table:table-cell>
          <table:table-cell office:value-type="float" office:value="0.010029206" calcext:value-type="float">
            <text:p>0,010029206</text:p>
          </table:table-cell>
          <table:table-cell office:value-type="float" office:value="0.006525617" calcext:value-type="float">
            <text:p>0,006525617</text:p>
          </table:table-cell>
          <table:table-cell/>
          <table:table-cell table:formula="of:=TRIMMEAN([.B21:.K21];0.2)" office:value-type="float" office:value="0.009510972125" calcext:value-type="float">
            <text:p>0,0095109721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56157536" calcext:value-type="float">
            <text:p>0,056157536</text:p>
          </table:table-cell>
          <table:table-cell office:value-type="float" office:value="0.0037296" calcext:value-type="float">
            <text:p>0,0037296</text:p>
          </table:table-cell>
          <table:table-cell office:value-type="float" office:value="0.003914349" calcext:value-type="float">
            <text:p>0,003914349</text:p>
          </table:table-cell>
          <table:table-cell office:value-type="float" office:value="0.00314662" calcext:value-type="float">
            <text:p>0,00314662</text:p>
          </table:table-cell>
          <table:table-cell office:value-type="float" office:value="0.002874733" calcext:value-type="float">
            <text:p>0,002874733</text:p>
          </table:table-cell>
          <table:table-cell office:value-type="float" office:value="0.002204941" calcext:value-type="float">
            <text:p>0,002204941</text:p>
          </table:table-cell>
          <table:table-cell office:value-type="float" office:value="0.002327123" calcext:value-type="float">
            <text:p>0,002327123</text:p>
          </table:table-cell>
          <table:table-cell office:value-type="float" office:value="0.002056298" calcext:value-type="float">
            <text:p>0,002056298</text:p>
          </table:table-cell>
          <table:table-cell office:value-type="float" office:value="0.002942808" calcext:value-type="float">
            <text:p>0,002942808</text:p>
          </table:table-cell>
          <table:table-cell office:value-type="float" office:value="0.003106378" calcext:value-type="float">
            <text:p>0,003106378</text:p>
          </table:table-cell>
          <table:table-cell/>
          <table:table-cell table:formula="of:=TRIMMEAN([.B22:.K22];0.2)" office:value-type="float" office:value="0.003030819" calcext:value-type="float">
            <text:p>0,003030819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16226154" calcext:value-type="float">
            <text:p>0,016226154</text:p>
          </table:table-cell>
          <table:table-cell office:value-type="float" office:value="0.002359102" calcext:value-type="float">
            <text:p>0,002359102</text:p>
          </table:table-cell>
          <table:table-cell office:value-type="float" office:value="0.003826946" calcext:value-type="float">
            <text:p>0,003826946</text:p>
          </table:table-cell>
          <table:table-cell office:value-type="float" office:value="0.001872527" calcext:value-type="float">
            <text:p>0,001872527</text:p>
          </table:table-cell>
          <table:table-cell office:value-type="float" office:value="0.002120185" calcext:value-type="float">
            <text:p>0,002120185</text:p>
          </table:table-cell>
          <table:table-cell office:value-type="float" office:value="0.00176023" calcext:value-type="float">
            <text:p>0,00176023</text:p>
          </table:table-cell>
          <table:table-cell office:value-type="float" office:value="0.002057463" calcext:value-type="float">
            <text:p>0,002057463</text:p>
          </table:table-cell>
          <table:table-cell office:value-type="float" office:value="0.0015879" calcext:value-type="float">
            <text:p>0,0015879</text:p>
          </table:table-cell>
          <table:table-cell office:value-type="float" office:value="0.002015434" calcext:value-type="float">
            <text:p>0,002015434</text:p>
          </table:table-cell>
          <table:table-cell office:value-type="float" office:value="0.003023179" calcext:value-type="float">
            <text:p>0,003023179</text:p>
          </table:table-cell>
          <table:table-cell/>
          <table:table-cell table:formula="of:=TRIMMEAN([.B23:.K23];0.2)" office:value-type="float" office:value="0.00237938325" calcext:value-type="float">
            <text:p>0,0023793833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363585" calcext:value-type="float">
            <text:p>0,00363585</text:p>
          </table:table-cell>
          <table:table-cell office:value-type="float" office:value="0.004592467" calcext:value-type="float">
            <text:p>0,004592467</text:p>
          </table:table-cell>
          <table:table-cell office:value-type="float" office:value="0.002265985" calcext:value-type="float">
            <text:p>0,002265985</text:p>
          </table:table-cell>
          <table:table-cell office:value-type="float" office:value="0.0018485" calcext:value-type="float">
            <text:p>0,0018485</text:p>
          </table:table-cell>
          <table:table-cell office:value-type="float" office:value="0.001908793" calcext:value-type="float">
            <text:p>0,001908793</text:p>
          </table:table-cell>
          <table:table-cell office:value-type="float" office:value="0.001636055" calcext:value-type="float">
            <text:p>0,001636055</text:p>
          </table:table-cell>
          <table:table-cell office:value-type="float" office:value="0.00176871" calcext:value-type="float">
            <text:p>0,00176871</text:p>
          </table:table-cell>
          <table:table-cell office:value-type="float" office:value="0.001937263" calcext:value-type="float">
            <text:p>0,001937263</text:p>
          </table:table-cell>
          <table:table-cell office:value-type="float" office:value="0.001859443" calcext:value-type="float">
            <text:p>0,001859443</text:p>
          </table:table-cell>
          <table:table-cell office:value-type="float" office:value="0.001523483" calcext:value-type="float">
            <text:p>0,001523483</text:p>
          </table:table-cell>
          <table:table-cell/>
          <table:table-cell table:formula="of:=TRIMMEAN([.B24:.K24];0.2)" office:value-type="float" office:value="0.002107574875" calcext:value-type="float">
            <text:p>0,0021075749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9009098" calcext:value-type="float">
            <text:p>0,009009098</text:p>
          </table:table-cell>
          <table:table-cell office:value-type="float" office:value="0.002564846" calcext:value-type="float">
            <text:p>0,002564846</text:p>
          </table:table-cell>
          <table:table-cell office:value-type="float" office:value="0.00383876" calcext:value-type="float">
            <text:p>0,00383876</text:p>
          </table:table-cell>
          <table:table-cell office:value-type="float" office:value="0.002063336" calcext:value-type="float">
            <text:p>0,002063336</text:p>
          </table:table-cell>
          <table:table-cell office:value-type="float" office:value="0.002017724" calcext:value-type="float">
            <text:p>0,002017724</text:p>
          </table:table-cell>
          <table:table-cell office:value-type="float" office:value="0.001794904" calcext:value-type="float">
            <text:p>0,001794904</text:p>
          </table:table-cell>
          <table:table-cell office:value-type="float" office:value="0.001836179" calcext:value-type="float">
            <text:p>0,001836179</text:p>
          </table:table-cell>
          <table:table-cell office:value-type="float" office:value="0.001526569" calcext:value-type="float">
            <text:p>0,001526569</text:p>
          </table:table-cell>
          <table:table-cell office:value-type="float" office:value="0.001773106" calcext:value-type="float">
            <text:p>0,001773106</text:p>
          </table:table-cell>
          <table:table-cell office:value-type="float" office:value="0.003182616" calcext:value-type="float">
            <text:p>0,003182616</text:p>
          </table:table-cell>
          <table:table-cell/>
          <table:table-cell table:formula="of:=TRIMMEAN([.B25:.K25];0.2)" office:value-type="float" office:value="0.002383933875" calcext:value-type="float">
            <text:p>0,0023839339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3045093" calcext:value-type="float">
            <text:p>0,003045093</text:p>
          </table:table-cell>
          <table:table-cell office:value-type="float" office:value="0.002024189" calcext:value-type="float">
            <text:p>0,002024189</text:p>
          </table:table-cell>
          <table:table-cell office:value-type="float" office:value="0.002437909" calcext:value-type="float">
            <text:p>0,002437909</text:p>
          </table:table-cell>
          <table:table-cell office:value-type="float" office:value="0.00188533" calcext:value-type="float">
            <text:p>0,00188533</text:p>
          </table:table-cell>
          <table:table-cell office:value-type="float" office:value="0.001546892" calcext:value-type="float">
            <text:p>0,001546892</text:p>
          </table:table-cell>
          <table:table-cell office:value-type="float" office:value="0.001534776" calcext:value-type="float">
            <text:p>0,001534776</text:p>
          </table:table-cell>
          <table:table-cell office:value-type="float" office:value="0.001785011" calcext:value-type="float">
            <text:p>0,001785011</text:p>
          </table:table-cell>
          <table:table-cell office:value-type="float" office:value="0.001847599" calcext:value-type="float">
            <text:p>0,001847599</text:p>
          </table:table-cell>
          <table:table-cell office:value-type="float" office:value="0.00181913" calcext:value-type="float">
            <text:p>0,00181913</text:p>
          </table:table-cell>
          <table:table-cell office:value-type="float" office:value="0.001499422" calcext:value-type="float">
            <text:p>0,001499422</text:p>
          </table:table-cell>
          <table:table-cell/>
          <table:table-cell table:formula="of:=TRIMMEAN([.B26:.K26];0.2)" office:value-type="float" office:value="0.0018601045" calcext:value-type="float">
            <text:p>0,0018601045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34724438" calcext:value-type="float">
            <text:p>0,034724438</text:p>
          </table:table-cell>
          <table:table-cell office:value-type="float" office:value="0.010110803" calcext:value-type="float">
            <text:p>0,010110803</text:p>
          </table:table-cell>
          <table:table-cell office:value-type="float" office:value="0.00283239" calcext:value-type="float">
            <text:p>0,00283239</text:p>
          </table:table-cell>
          <table:table-cell office:value-type="float" office:value="0.001846499" calcext:value-type="float">
            <text:p>0,001846499</text:p>
          </table:table-cell>
          <table:table-cell office:value-type="float" office:value="0.001534601" calcext:value-type="float">
            <text:p>0,001534601</text:p>
          </table:table-cell>
          <table:table-cell office:value-type="float" office:value="0.001473053" calcext:value-type="float">
            <text:p>0,001473053</text:p>
          </table:table-cell>
          <table:table-cell office:value-type="float" office:value="0.001692212" calcext:value-type="float">
            <text:p>0,001692212</text:p>
          </table:table-cell>
          <table:table-cell office:value-type="float" office:value="0.00140663" calcext:value-type="float">
            <text:p>0,00140663</text:p>
          </table:table-cell>
          <table:table-cell office:value-type="float" office:value="0.001437194" calcext:value-type="float">
            <text:p>0,001437194</text:p>
          </table:table-cell>
          <table:table-cell office:value-type="float" office:value="0.00210904" calcext:value-type="float">
            <text:p>0,00210904</text:p>
          </table:table-cell>
          <table:table-cell/>
          <table:table-cell table:formula="of:=TRIMMEAN([.B27:.K27];0.2)" office:value-type="float" office:value="0.002879474" calcext:value-type="float">
            <text:p>0,002879474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34097758" calcext:value-type="float">
            <text:p>0,034097758</text:p>
          </table:table-cell>
          <table:table-cell office:value-type="float" office:value="0.012516502" calcext:value-type="float">
            <text:p>0,012516502</text:p>
          </table:table-cell>
          <table:table-cell office:value-type="float" office:value="0.012747307" calcext:value-type="float">
            <text:p>0,012747307</text:p>
          </table:table-cell>
          <table:table-cell office:value-type="float" office:value="0.019735622" calcext:value-type="float">
            <text:p>0,019735622</text:p>
          </table:table-cell>
          <table:table-cell office:value-type="float" office:value="0.0116589" calcext:value-type="float">
            <text:p>0,0116589</text:p>
          </table:table-cell>
          <table:table-cell office:value-type="float" office:value="0.011647899" calcext:value-type="float">
            <text:p>0,011647899</text:p>
          </table:table-cell>
          <table:table-cell office:value-type="float" office:value="0.013270213" calcext:value-type="float">
            <text:p>0,013270213</text:p>
          </table:table-cell>
          <table:table-cell office:value-type="float" office:value="0.016740676" calcext:value-type="float">
            <text:p>0,016740676</text:p>
          </table:table-cell>
          <table:table-cell office:value-type="float" office:value="0.018330024" calcext:value-type="float">
            <text:p>0,018330024</text:p>
          </table:table-cell>
          <table:table-cell office:value-type="float" office:value="0.01143743" calcext:value-type="float">
            <text:p>0,01143743</text:p>
          </table:table-cell>
          <table:table-cell/>
          <table:table-cell table:formula="of:=TRIMMEAN([.B28:.K28];0.2)" office:value-type="float" office:value="0.014580892875" calcext:value-type="float">
            <text:p>0,0145808929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950995" calcext:value-type="float">
            <text:p>0,01950995</text:p>
          </table:table-cell>
          <table:table-cell office:value-type="float" office:value="0.014059842" calcext:value-type="float">
            <text:p>0,014059842</text:p>
          </table:table-cell>
          <table:table-cell office:value-type="float" office:value="0.013207213" calcext:value-type="float">
            <text:p>0,013207213</text:p>
          </table:table-cell>
          <table:table-cell office:value-type="float" office:value="0.020948498" calcext:value-type="float">
            <text:p>0,020948498</text:p>
          </table:table-cell>
          <table:table-cell office:value-type="float" office:value="0.012942315" calcext:value-type="float">
            <text:p>0,012942315</text:p>
          </table:table-cell>
          <table:table-cell office:value-type="float" office:value="0.012950674" calcext:value-type="float">
            <text:p>0,012950674</text:p>
          </table:table-cell>
          <table:table-cell office:value-type="float" office:value="0.013356153" calcext:value-type="float">
            <text:p>0,013356153</text:p>
          </table:table-cell>
          <table:table-cell office:value-type="float" office:value="0.013448334" calcext:value-type="float">
            <text:p>0,013448334</text:p>
          </table:table-cell>
          <table:table-cell office:value-type="float" office:value="0.012805605" calcext:value-type="float">
            <text:p>0,012805605</text:p>
          </table:table-cell>
          <table:table-cell office:value-type="float" office:value="0.012856543" calcext:value-type="float">
            <text:p>0,012856543</text:p>
          </table:table-cell>
          <table:table-cell/>
          <table:table-cell table:formula="of:=TRIMMEAN([.B29:.K29];0.2)" office:value-type="float" office:value="0.014041378" calcext:value-type="float">
            <text:p>0,014041378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24830502" calcext:value-type="float">
            <text:p>0,024830502</text:p>
          </table:table-cell>
          <table:table-cell office:value-type="float" office:value="0.002807495" calcext:value-type="float">
            <text:p>0,002807495</text:p>
          </table:table-cell>
          <table:table-cell office:value-type="float" office:value="0.002420949" calcext:value-type="float">
            <text:p>0,002420949</text:p>
          </table:table-cell>
          <table:table-cell office:value-type="float" office:value="0.002389928" calcext:value-type="float">
            <text:p>0,002389928</text:p>
          </table:table-cell>
          <table:table-cell office:value-type="float" office:value="0.002435538" calcext:value-type="float">
            <text:p>0,002435538</text:p>
          </table:table-cell>
          <table:table-cell office:value-type="float" office:value="0.001621487" calcext:value-type="float">
            <text:p>0,001621487</text:p>
          </table:table-cell>
          <table:table-cell office:value-type="float" office:value="0.002039464" calcext:value-type="float">
            <text:p>0,002039464</text:p>
          </table:table-cell>
          <table:table-cell office:value-type="float" office:value="0.001888077" calcext:value-type="float">
            <text:p>0,001888077</text:p>
          </table:table-cell>
          <table:table-cell office:value-type="float" office:value="0.001560905" calcext:value-type="float">
            <text:p>0,001560905</text:p>
          </table:table-cell>
          <table:table-cell office:value-type="float" office:value="0.002257904" calcext:value-type="float">
            <text:p>0,002257904</text:p>
          </table:table-cell>
          <table:table-cell/>
          <table:table-cell table:formula="of:=TRIMMEAN([.B30:.K30];0.2)" office:value-type="float" office:value="0.00223260525" calcext:value-type="float">
            <text:p>0,002232605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672.573949614" calcext:value-type="float">
            <text:p>672,57394961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112101479875" calcext:value-type="float">
            <text:p>0,1121014799</text:p>
          </table:table-cell>
        </table:table-row>
      </table:table>
      <table:table table:name="6CM" table:style-name="ta1"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4.013566677" calcext:value-type="float">
            <text:p>14,013566677</text:p>
          </table:table-cell>
          <table:table-cell office:value-type="float" office:value="14.012108828" calcext:value-type="float">
            <text:p>14,012108828</text:p>
          </table:table-cell>
          <table:table-cell office:value-type="float" office:value="14.144236377" calcext:value-type="float">
            <text:p>14,144236377</text:p>
          </table:table-cell>
          <table:table-cell office:value-type="float" office:value="14.917875405" calcext:value-type="float">
            <text:p>14,917875405</text:p>
          </table:table-cell>
          <table:table-cell office:value-type="float" office:value="14.384372235" calcext:value-type="float">
            <text:p>14,384372235</text:p>
          </table:table-cell>
          <table:table-cell office:value-type="float" office:value="14.931324302" calcext:value-type="float">
            <text:p>14,931324302</text:p>
          </table:table-cell>
          <table:table-cell office:value-type="float" office:value="14.289433553" calcext:value-type="float">
            <text:p>14,289433553</text:p>
          </table:table-cell>
          <table:table-cell office:value-type="float" office:value="14.27161019" calcext:value-type="float">
            <text:p>14,27161019</text:p>
          </table:table-cell>
          <table:table-cell office:value-type="float" office:value="14.952035327" calcext:value-type="float">
            <text:p>14,952035327</text:p>
          </table:table-cell>
          <table:table-cell office:value-type="float" office:value="14.964642114" calcext:value-type="float">
            <text:p>14,964642114</text:p>
          </table:table-cell>
          <table:table-cell/>
          <table:table-cell table:formula="of:=TRIMMEAN([.B2:.K2];0.2)" office:value-type="float" office:value="14.48805675825" calcext:value-type="float">
            <text:p>14,4880567583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038584981" calcext:value-type="float">
            <text:p>12,038584981</text:p>
          </table:table-cell>
          <table:table-cell office:value-type="float" office:value="11.828303485" calcext:value-type="float">
            <text:p>11,828303485</text:p>
          </table:table-cell>
          <table:table-cell office:value-type="float" office:value="12.625201235" calcext:value-type="float">
            <text:p>12,625201235</text:p>
          </table:table-cell>
          <table:table-cell office:value-type="float" office:value="12.819070384" calcext:value-type="float">
            <text:p>12,819070384</text:p>
          </table:table-cell>
          <table:table-cell office:value-type="float" office:value="12.14934062" calcext:value-type="float">
            <text:p>12,14934062</text:p>
          </table:table-cell>
          <table:table-cell office:value-type="float" office:value="12.178193008" calcext:value-type="float">
            <text:p>12,178193008</text:p>
          </table:table-cell>
          <table:table-cell office:value-type="float" office:value="12.203636976" calcext:value-type="float">
            <text:p>12,203636976</text:p>
          </table:table-cell>
          <table:table-cell office:value-type="float" office:value="12.837559985" calcext:value-type="float">
            <text:p>12,837559985</text:p>
          </table:table-cell>
          <table:table-cell office:value-type="float" office:value="12.670164496" calcext:value-type="float">
            <text:p>12,670164496</text:p>
          </table:table-cell>
          <table:table-cell office:value-type="float" office:value="12.368322941" calcext:value-type="float">
            <text:p>12,368322941</text:p>
          </table:table-cell>
          <table:table-cell/>
          <table:table-cell table:formula="of:=TRIMMEAN([.B3:.K3];0.2)" office:value-type="float" office:value="12.381564330125" calcext:value-type="float">
            <text:p>12,3815643301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7.316276113" calcext:value-type="float">
            <text:p>77,316276113</text:p>
          </table:table-cell>
          <table:table-cell office:value-type="float" office:value="73.140026954" calcext:value-type="float">
            <text:p>73,140026954</text:p>
          </table:table-cell>
          <table:table-cell office:value-type="float" office:value="83.500728991" calcext:value-type="float">
            <text:p>83,500728991</text:p>
          </table:table-cell>
          <table:table-cell office:value-type="float" office:value="83.078061003" calcext:value-type="float">
            <text:p>83,078061003</text:p>
          </table:table-cell>
          <table:table-cell office:value-type="float" office:value="82.899047836" calcext:value-type="float">
            <text:p>82,899047836</text:p>
          </table:table-cell>
          <table:table-cell office:value-type="float" office:value="82.706475601" calcext:value-type="float">
            <text:p>82,706475601</text:p>
          </table:table-cell>
          <table:table-cell office:value-type="float" office:value="82.861798577" calcext:value-type="float">
            <text:p>82,861798577</text:p>
          </table:table-cell>
          <table:table-cell office:value-type="float" office:value="82.804238198" calcext:value-type="float">
            <text:p>82,804238198</text:p>
          </table:table-cell>
          <table:table-cell office:value-type="float" office:value="82.735765111" calcext:value-type="float">
            <text:p>82,735765111</text:p>
          </table:table-cell>
          <table:table-cell office:value-type="float" office:value="82.907801477" calcext:value-type="float">
            <text:p>82,907801477</text:p>
          </table:table-cell>
          <table:table-cell/>
          <table:table-cell table:formula="of:=TRIMMEAN([.B4:.K4];0.2)" office:value-type="float" office:value="82.1636829895" calcext:value-type="float">
            <text:p>82,163682989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8.419780424" calcext:value-type="float">
            <text:p>98,419780424</text:p>
          </table:table-cell>
          <table:table-cell office:value-type="float" office:value="96.917061849" calcext:value-type="float">
            <text:p>96,917061849</text:p>
          </table:table-cell>
          <table:table-cell office:value-type="float" office:value="99.725059561" calcext:value-type="float">
            <text:p>99,725059561</text:p>
          </table:table-cell>
          <table:table-cell office:value-type="float" office:value="99.909902243" calcext:value-type="float">
            <text:p>99,909902243</text:p>
          </table:table-cell>
          <table:table-cell office:value-type="float" office:value="99.475196154" calcext:value-type="float">
            <text:p>99,475196154</text:p>
          </table:table-cell>
          <table:table-cell office:value-type="float" office:value="96.939696239" calcext:value-type="float">
            <text:p>96,939696239</text:p>
          </table:table-cell>
          <table:table-cell office:value-type="float" office:value="98.074191292" calcext:value-type="float">
            <text:p>98,074191292</text:p>
          </table:table-cell>
          <table:table-cell office:value-type="float" office:value="100.365935364" calcext:value-type="float">
            <text:p>100,365935364</text:p>
          </table:table-cell>
          <table:table-cell office:value-type="float" office:value="99.014957091" calcext:value-type="float">
            <text:p>99,014957091</text:p>
          </table:table-cell>
          <table:table-cell office:value-type="float" office:value="99.28376025" calcext:value-type="float">
            <text:p>99,28376025</text:p>
          </table:table-cell>
          <table:table-cell/>
          <table:table-cell table:formula="of:=TRIMMEAN([.B5:.K5];0.2)" office:value-type="float" office:value="98.85531790675" calcext:value-type="float">
            <text:p>98,8553179068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3.573672944" calcext:value-type="float">
            <text:p>23,573672944</text:p>
          </table:table-cell>
          <table:table-cell office:value-type="float" office:value="25.520849628" calcext:value-type="float">
            <text:p>25,520849628</text:p>
          </table:table-cell>
          <table:table-cell office:value-type="float" office:value="24.424062901" calcext:value-type="float">
            <text:p>24,424062901</text:p>
          </table:table-cell>
          <table:table-cell office:value-type="float" office:value="25.191674542" calcext:value-type="float">
            <text:p>25,191674542</text:p>
          </table:table-cell>
          <table:table-cell office:value-type="float" office:value="25.93420974" calcext:value-type="float">
            <text:p>25,93420974</text:p>
          </table:table-cell>
          <table:table-cell office:value-type="float" office:value="25.048530354" calcext:value-type="float">
            <text:p>25,048530354</text:p>
          </table:table-cell>
          <table:table-cell office:value-type="float" office:value="25.166876959" calcext:value-type="float">
            <text:p>25,166876959</text:p>
          </table:table-cell>
          <table:table-cell office:value-type="float" office:value="25.557037871" calcext:value-type="float">
            <text:p>25,557037871</text:p>
          </table:table-cell>
          <table:table-cell office:value-type="float" office:value="24.751150361" calcext:value-type="float">
            <text:p>24,751150361</text:p>
          </table:table-cell>
          <table:table-cell office:value-type="float" office:value="24.929838826" calcext:value-type="float">
            <text:p>24,929838826</text:p>
          </table:table-cell>
          <table:table-cell/>
          <table:table-cell table:formula="of:=TRIMMEAN([.B6:.K6];0.2)" office:value-type="float" office:value="25.07375268025" calcext:value-type="float">
            <text:p>25,073752680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24.008609013" calcext:value-type="float">
            <text:p>324,008609013</text:p>
          </table:table-cell>
          <table:table-cell office:value-type="float" office:value="337.282156337" calcext:value-type="float">
            <text:p>337,282156337</text:p>
          </table:table-cell>
          <table:table-cell office:value-type="float" office:value="337.749005902" calcext:value-type="float">
            <text:p>337,749005902</text:p>
          </table:table-cell>
          <table:table-cell office:value-type="float" office:value="333.806416588" calcext:value-type="float">
            <text:p>333,806416588</text:p>
          </table:table-cell>
          <table:table-cell office:value-type="float" office:value="336.087725523" calcext:value-type="float">
            <text:p>336,087725523</text:p>
          </table:table-cell>
          <table:table-cell office:value-type="float" office:value="334.411389585" calcext:value-type="float">
            <text:p>334,411389585</text:p>
          </table:table-cell>
          <table:table-cell office:value-type="float" office:value="335.040191715" calcext:value-type="float">
            <text:p>335,040191715</text:p>
          </table:table-cell>
          <table:table-cell office:value-type="float" office:value="339.160918756" calcext:value-type="float">
            <text:p>339,160918756</text:p>
          </table:table-cell>
          <table:table-cell office:value-type="float" office:value="337.639416353" calcext:value-type="float">
            <text:p>337,639416353</text:p>
          </table:table-cell>
          <table:table-cell office:value-type="float" office:value="336.749647279" calcext:value-type="float">
            <text:p>336,749647279</text:p>
          </table:table-cell>
          <table:table-cell/>
          <table:table-cell table:formula="of:=TRIMMEAN([.B7:.K7];0.2)" office:value-type="float" office:value="336.09574366025" calcext:value-type="float">
            <text:p>336,09574366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43816503" calcext:value-type="float">
            <text:p>0,043816503</text:p>
          </table:table-cell>
          <table:table-cell office:value-type="float" office:value="0.004371238" calcext:value-type="float">
            <text:p>0,004371238</text:p>
          </table:table-cell>
          <table:table-cell office:value-type="float" office:value="0.003951423" calcext:value-type="float">
            <text:p>0,003951423</text:p>
          </table:table-cell>
          <table:table-cell office:value-type="float" office:value="0.004036664" calcext:value-type="float">
            <text:p>0,004036664</text:p>
          </table:table-cell>
          <table:table-cell office:value-type="float" office:value="0.00428525" calcext:value-type="float">
            <text:p>0,00428525</text:p>
          </table:table-cell>
          <table:table-cell office:value-type="float" office:value="0.003728962" calcext:value-type="float">
            <text:p>0,003728962</text:p>
          </table:table-cell>
          <table:table-cell office:value-type="float" office:value="0.003497119" calcext:value-type="float">
            <text:p>0,003497119</text:p>
          </table:table-cell>
          <table:table-cell office:value-type="float" office:value="0.003557448" calcext:value-type="float">
            <text:p>0,003557448</text:p>
          </table:table-cell>
          <table:table-cell office:value-type="float" office:value="0.004494722" calcext:value-type="float">
            <text:p>0,004494722</text:p>
          </table:table-cell>
          <table:table-cell office:value-type="float" office:value="0.003871438" calcext:value-type="float">
            <text:p>0,003871438</text:p>
          </table:table-cell>
          <table:table-cell/>
          <table:table-cell table:formula="of:=TRIMMEAN([.B9:.K9];0.2)" office:value-type="float" office:value="0.004037143125" calcext:value-type="float">
            <text:p>0,0040371431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506986" calcext:value-type="float">
            <text:p>0,0506986</text:p>
          </table:table-cell>
          <table:table-cell office:value-type="float" office:value="0.004366941" calcext:value-type="float">
            <text:p>0,004366941</text:p>
          </table:table-cell>
          <table:table-cell office:value-type="float" office:value="0.003772915" calcext:value-type="float">
            <text:p>0,003772915</text:p>
          </table:table-cell>
          <table:table-cell office:value-type="float" office:value="0.004242822" calcext:value-type="float">
            <text:p>0,004242822</text:p>
          </table:table-cell>
          <table:table-cell office:value-type="float" office:value="0.004421629" calcext:value-type="float">
            <text:p>0,004421629</text:p>
          </table:table-cell>
          <table:table-cell office:value-type="float" office:value="0.003989813" calcext:value-type="float">
            <text:p>0,003989813</text:p>
          </table:table-cell>
          <table:table-cell office:value-type="float" office:value="0.003661082" calcext:value-type="float">
            <text:p>0,003661082</text:p>
          </table:table-cell>
          <table:table-cell office:value-type="float" office:value="0.003701392" calcext:value-type="float">
            <text:p>0,003701392</text:p>
          </table:table-cell>
          <table:table-cell office:value-type="float" office:value="0.004517011" calcext:value-type="float">
            <text:p>0,004517011</text:p>
          </table:table-cell>
          <table:table-cell office:value-type="float" office:value="0.004101951" calcext:value-type="float">
            <text:p>0,004101951</text:p>
          </table:table-cell>
          <table:table-cell/>
          <table:table-cell table:formula="of:=TRIMMEAN([.B10:.K10];0.2)" office:value-type="float" office:value="0.00413930925" calcext:value-type="float">
            <text:p>0,0041393093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3422137" calcext:value-type="float">
            <text:p>0,013422137</text:p>
          </table:table-cell>
          <table:table-cell office:value-type="float" office:value="0.003870387" calcext:value-type="float">
            <text:p>0,003870387</text:p>
          </table:table-cell>
          <table:table-cell office:value-type="float" office:value="0.00420566" calcext:value-type="float">
            <text:p>0,00420566</text:p>
          </table:table-cell>
          <table:table-cell office:value-type="float" office:value="0.004500471" calcext:value-type="float">
            <text:p>0,004500471</text:p>
          </table:table-cell>
          <table:table-cell office:value-type="float" office:value="0.005121008" calcext:value-type="float">
            <text:p>0,005121008</text:p>
          </table:table-cell>
          <table:table-cell office:value-type="float" office:value="0.002377753" calcext:value-type="float">
            <text:p>0,002377753</text:p>
          </table:table-cell>
          <table:table-cell office:value-type="float" office:value="0.004375536" calcext:value-type="float">
            <text:p>0,004375536</text:p>
          </table:table-cell>
          <table:table-cell office:value-type="float" office:value="0.003464633" calcext:value-type="float">
            <text:p>0,003464633</text:p>
          </table:table-cell>
          <table:table-cell office:value-type="float" office:value="0.003990651" calcext:value-type="float">
            <text:p>0,003990651</text:p>
          </table:table-cell>
          <table:table-cell office:value-type="float" office:value="0.004156576" calcext:value-type="float">
            <text:p>0,004156576</text:p>
          </table:table-cell>
          <table:table-cell/>
          <table:table-cell table:formula="of:=TRIMMEAN([.B11:.K11];0.2)" office:value-type="float" office:value="0.00421061525" calcext:value-type="float">
            <text:p>0,004210615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40033325" calcext:value-type="float">
            <text:p>0,040033325</text:p>
          </table:table-cell>
          <table:table-cell office:value-type="float" office:value="0.004221988" calcext:value-type="float">
            <text:p>0,004221988</text:p>
          </table:table-cell>
          <table:table-cell office:value-type="float" office:value="0.003927301" calcext:value-type="float">
            <text:p>0,003927301</text:p>
          </table:table-cell>
          <table:table-cell office:value-type="float" office:value="0.004425363" calcext:value-type="float">
            <text:p>0,004425363</text:p>
          </table:table-cell>
          <table:table-cell office:value-type="float" office:value="0.004720616" calcext:value-type="float">
            <text:p>0,004720616</text:p>
          </table:table-cell>
          <table:table-cell office:value-type="float" office:value="0.00389293" calcext:value-type="float">
            <text:p>0,00389293</text:p>
          </table:table-cell>
          <table:table-cell office:value-type="float" office:value="0.004163623" calcext:value-type="float">
            <text:p>0,004163623</text:p>
          </table:table-cell>
          <table:table-cell office:value-type="float" office:value="0.003960506" calcext:value-type="float">
            <text:p>0,003960506</text:p>
          </table:table-cell>
          <table:table-cell table:style-name="ce1" office:value-type="float" office:value="0.004578283" calcext:value-type="float">
            <text:p>4,58E-003</text:p>
          </table:table-cell>
          <table:table-cell table:style-name="ce1" office:value-type="float" office:value="0.004297111" calcext:value-type="float">
            <text:p>4,30E-003</text:p>
          </table:table-cell>
          <table:table-cell/>
          <table:table-cell table:formula="of:=TRIMMEAN([.B12:.K12];0.2)" office:value-type="float" office:value="0.004286848875" calcext:value-type="float">
            <text:p>0,0042868489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3757127" calcext:value-type="float">
            <text:p>0,003757127</text:p>
          </table:table-cell>
          <table:table-cell office:value-type="float" office:value="0.00251373" calcext:value-type="float">
            <text:p>0,00251373</text:p>
          </table:table-cell>
          <table:table-cell office:value-type="float" office:value="0.002779235" calcext:value-type="float">
            <text:p>0,002779235</text:p>
          </table:table-cell>
          <table:table-cell office:value-type="float" office:value="0.003164975" calcext:value-type="float">
            <text:p>0,003164975</text:p>
          </table:table-cell>
          <table:table-cell office:value-type="float" office:value="0.003324576" calcext:value-type="float">
            <text:p>0,003324576</text:p>
          </table:table-cell>
          <table:table-cell office:value-type="float" office:value="0.001589084" calcext:value-type="float">
            <text:p>0,001589084</text:p>
          </table:table-cell>
          <table:table-cell office:value-type="float" office:value="0.002579168" calcext:value-type="float">
            <text:p>0,002579168</text:p>
          </table:table-cell>
          <table:table-cell office:value-type="float" office:value="0.00239238" calcext:value-type="float">
            <text:p>0,00239238</text:p>
          </table:table-cell>
          <table:table-cell office:value-type="float" office:value="0.002470776" calcext:value-type="float">
            <text:p>0,002470776</text:p>
          </table:table-cell>
          <table:table-cell office:value-type="float" office:value="0.003035535" calcext:value-type="float">
            <text:p>0,003035535</text:p>
          </table:table-cell>
          <table:table-cell/>
          <table:table-cell table:formula="of:=TRIMMEAN([.B13:.K13];0.2)" office:value-type="float" office:value="0.002782546875" calcext:value-type="float">
            <text:p>0,0027825469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4694597" calcext:value-type="float">
            <text:p>0,004694597</text:p>
          </table:table-cell>
          <table:table-cell office:value-type="float" office:value="0.002825417" calcext:value-type="float">
            <text:p>0,002825417</text:p>
          </table:table-cell>
          <table:table-cell office:value-type="float" office:value="0.003410972" calcext:value-type="float">
            <text:p>0,003410972</text:p>
          </table:table-cell>
          <table:table-cell office:value-type="float" office:value="0.003335543" calcext:value-type="float">
            <text:p>0,003335543</text:p>
          </table:table-cell>
          <table:table-cell office:value-type="float" office:value="0.00501596" calcext:value-type="float">
            <text:p>0,00501596</text:p>
          </table:table-cell>
          <table:table-cell office:value-type="float" office:value="0.001834488" calcext:value-type="float">
            <text:p>0,001834488</text:p>
          </table:table-cell>
          <table:table-cell office:value-type="float" office:value="0.002797808" calcext:value-type="float">
            <text:p>0,002797808</text:p>
          </table:table-cell>
          <table:table-cell office:value-type="float" office:value="0.002711746" calcext:value-type="float">
            <text:p>0,002711746</text:p>
          </table:table-cell>
          <table:table-cell office:value-type="float" office:value="0.002481248" calcext:value-type="float">
            <text:p>0,002481248</text:p>
          </table:table-cell>
          <table:table-cell office:value-type="float" office:value="0.003174708" calcext:value-type="float">
            <text:p>0,003174708</text:p>
          </table:table-cell>
          <table:table-cell/>
          <table:table-cell table:formula="of:=TRIMMEAN([.B14:.K14];0.2)" office:value-type="float" office:value="0.003179004875" calcext:value-type="float">
            <text:p>0,003179004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3833455" calcext:value-type="float">
            <text:p>0,003833455</text:p>
          </table:table-cell>
          <table:table-cell office:value-type="float" office:value="0.004982802" calcext:value-type="float">
            <text:p>0,004982802</text:p>
          </table:table-cell>
          <table:table-cell office:value-type="float" office:value="0.002246501" calcext:value-type="float">
            <text:p>0,002246501</text:p>
          </table:table-cell>
          <table:table-cell office:value-type="float" office:value="0.002086715" calcext:value-type="float">
            <text:p>0,002086715</text:p>
          </table:table-cell>
          <table:table-cell office:value-type="float" office:value="0.004090845" calcext:value-type="float">
            <text:p>0,004090845</text:p>
          </table:table-cell>
          <table:table-cell office:value-type="float" office:value="0.001875218" calcext:value-type="float">
            <text:p>0,001875218</text:p>
          </table:table-cell>
          <table:table-cell office:value-type="float" office:value="0.001783624" calcext:value-type="float">
            <text:p>0,001783624</text:p>
          </table:table-cell>
          <table:table-cell office:value-type="float" office:value="0.002465106" calcext:value-type="float">
            <text:p>0,002465106</text:p>
          </table:table-cell>
          <table:table-cell office:value-type="float" office:value="0.003342979" calcext:value-type="float">
            <text:p>0,003342979</text:p>
          </table:table-cell>
          <table:table-cell office:value-type="float" office:value="0.002851041" calcext:value-type="float">
            <text:p>0,002851041</text:p>
          </table:table-cell>
          <table:table-cell/>
          <table:table-cell table:formula="of:=TRIMMEAN([.B15:.K15];0.2)" office:value-type="float" office:value="0.0028489825" calcext:value-type="float">
            <text:p>0,002848982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7757132" calcext:value-type="float">
            <text:p>0,007757132</text:p>
          </table:table-cell>
          <table:table-cell office:value-type="float" office:value="0.002340035" calcext:value-type="float">
            <text:p>0,002340035</text:p>
          </table:table-cell>
          <table:table-cell office:value-type="float" office:value="0.002120501" calcext:value-type="float">
            <text:p>0,002120501</text:p>
          </table:table-cell>
          <table:table-cell office:value-type="float" office:value="0.002006546" calcext:value-type="float">
            <text:p>0,002006546</text:p>
          </table:table-cell>
          <table:table-cell office:value-type="float" office:value="0.002548878" calcext:value-type="float">
            <text:p>0,002548878</text:p>
          </table:table-cell>
          <table:table-cell table:style-name="ce1" office:value-type="float" office:value="0.001828004" calcext:value-type="float">
            <text:p>1,83E-003</text:p>
          </table:table-cell>
          <table:table-cell table:style-name="ce1" office:value-type="float" office:value="0.001871012" calcext:value-type="float">
            <text:p>1,87E-003</text:p>
          </table:table-cell>
          <table:table-cell office:value-type="float" office:value="0.004612035" calcext:value-type="float">
            <text:p>0,004612035</text:p>
          </table:table-cell>
          <table:table-cell table:style-name="ce1" office:value-type="float" office:value="0.003383121" calcext:value-type="float">
            <text:p>3,38E-003</text:p>
          </table:table-cell>
          <table:table-cell table:style-name="ce1" office:value-type="float" office:value="0.003154059" calcext:value-type="float">
            <text:p>3,15E-003</text:p>
          </table:table-cell>
          <table:table-cell/>
          <table:table-cell table:formula="of:=TRIMMEAN([.B16:.K16];0.2)" office:value-type="float" office:value="0.002754523375" calcext:value-type="float">
            <text:p>0,002754523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346362" calcext:value-type="float">
            <text:p>0,002346362</text:p>
          </table:table-cell>
          <table:table-cell office:value-type="float" office:value="0.001627525" calcext:value-type="float">
            <text:p>0,001627525</text:p>
          </table:table-cell>
          <table:table-cell office:value-type="float" office:value="0.001318053" calcext:value-type="float">
            <text:p>0,001318053</text:p>
          </table:table-cell>
          <table:table-cell office:value-type="float" office:value="0.001488571" calcext:value-type="float">
            <text:p>0,001488571</text:p>
          </table:table-cell>
          <table:table-cell office:value-type="float" office:value="0.001771542" calcext:value-type="float">
            <text:p>0,001771542</text:p>
          </table:table-cell>
          <table:table-cell office:value-type="float" office:value="0.001036145" calcext:value-type="float">
            <text:p>0,001036145</text:p>
          </table:table-cell>
          <table:table-cell office:value-type="float" office:value="0.001073984" calcext:value-type="float">
            <text:p>0,001073984</text:p>
          </table:table-cell>
          <table:table-cell office:value-type="float" office:value="0.001233528" calcext:value-type="float">
            <text:p>0,001233528</text:p>
          </table:table-cell>
          <table:table-cell office:value-type="float" office:value="0.002094271" calcext:value-type="float">
            <text:p>0,002094271</text:p>
          </table:table-cell>
          <table:table-cell office:value-type="float" office:value="0.002011688" calcext:value-type="float">
            <text:p>0,002011688</text:p>
          </table:table-cell>
          <table:table-cell/>
          <table:table-cell table:formula="of:=TRIMMEAN([.B17:.K17];0.2)" office:value-type="float" office:value="0.00157739525" calcext:value-type="float">
            <text:p>0,001577395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006668" calcext:value-type="float">
            <text:p>0,001006668</text:p>
          </table:table-cell>
          <table:table-cell table:style-name="ce1" office:value-type="float" office:value="0.000611852" calcext:value-type="float">
            <text:p>6,12E-004</text:p>
          </table:table-cell>
          <table:table-cell table:style-name="ce1" office:value-type="float" office:value="0.000604911" calcext:value-type="float">
            <text:p>6,05E-004</text:p>
          </table:table-cell>
          <table:table-cell table:style-name="ce1" office:value-type="float" office:value="0.000761623" calcext:value-type="float">
            <text:p>7,62E-004</text:p>
          </table:table-cell>
          <table:table-cell table:style-name="ce1" office:value-type="float" office:value="0.000811172" calcext:value-type="float">
            <text:p>8,11E-004</text:p>
          </table:table-cell>
          <table:table-cell table:style-name="ce1" office:value-type="float" office:value="0.000419556" calcext:value-type="float">
            <text:p>4,20E-004</text:p>
          </table:table-cell>
          <table:table-cell table:style-name="ce1" office:value-type="float" office:value="0.000441978" calcext:value-type="float">
            <text:p>4,42E-004</text:p>
          </table:table-cell>
          <table:table-cell table:style-name="ce1" office:value-type="float" office:value="0.000539716" calcext:value-type="float">
            <text:p>5,40E-004</text:p>
          </table:table-cell>
          <table:table-cell table:style-name="ce1" office:value-type="float" office:value="0.000751388" calcext:value-type="float">
            <text:p>7,51E-004</text:p>
          </table:table-cell>
          <table:table-cell table:style-name="ce1" office:value-type="float" office:value="0.000964458" calcext:value-type="float">
            <text:p>9,64E-004</text:p>
          </table:table-cell>
          <table:table-cell/>
          <table:table-cell table:formula="of:=TRIMMEAN([.B18:.K18];0.2)" office:value-type="float" office:value="0.00068588725" calcext:value-type="float">
            <text:p>0,0006858873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8997552" calcext:value-type="float">
            <text:p>0,008997552</text:p>
          </table:table-cell>
          <table:table-cell office:value-type="float" office:value="0.002364808" calcext:value-type="float">
            <text:p>0,002364808</text:p>
          </table:table-cell>
          <table:table-cell office:value-type="float" office:value="0.002865589" calcext:value-type="float">
            <text:p>0,002865589</text:p>
          </table:table-cell>
          <table:table-cell office:value-type="float" office:value="0.002834435" calcext:value-type="float">
            <text:p>0,002834435</text:p>
          </table:table-cell>
          <table:table-cell office:value-type="float" office:value="0.0029282" calcext:value-type="float">
            <text:p>0,0029282</text:p>
          </table:table-cell>
          <table:table-cell office:value-type="float" office:value="0.001704691" calcext:value-type="float">
            <text:p>0,001704691</text:p>
          </table:table-cell>
          <table:table-cell office:value-type="float" office:value="0.002547355" calcext:value-type="float">
            <text:p>0,002547355</text:p>
          </table:table-cell>
          <table:table-cell office:value-type="float" office:value="0.002179271" calcext:value-type="float">
            <text:p>0,002179271</text:p>
          </table:table-cell>
          <table:table-cell office:value-type="float" office:value="0.002035508" calcext:value-type="float">
            <text:p>0,002035508</text:p>
          </table:table-cell>
          <table:table-cell office:value-type="float" office:value="0.002783458" calcext:value-type="float">
            <text:p>0,002783458</text:p>
          </table:table-cell>
          <table:table-cell/>
          <table:table-cell table:formula="of:=TRIMMEAN([.B19:.K19];0.2)" office:value-type="float" office:value="0.002567328" calcext:value-type="float">
            <text:p>0,002567328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2994821" calcext:value-type="float">
            <text:p>0,002994821</text:p>
          </table:table-cell>
          <table:table-cell office:value-type="float" office:value="0.030068859" calcext:value-type="float">
            <text:p>0,030068859</text:p>
          </table:table-cell>
          <table:table-cell office:value-type="float" office:value="0.002954444" calcext:value-type="float">
            <text:p>0,002954444</text:p>
          </table:table-cell>
          <table:table-cell office:value-type="float" office:value="0.002763118" calcext:value-type="float">
            <text:p>0,002763118</text:p>
          </table:table-cell>
          <table:table-cell office:value-type="float" office:value="0.002622177" calcext:value-type="float">
            <text:p>0,002622177</text:p>
          </table:table-cell>
          <table:table-cell office:value-type="float" office:value="0.002821307" calcext:value-type="float">
            <text:p>0,002821307</text:p>
          </table:table-cell>
          <table:table-cell office:value-type="float" office:value="0.002702047" calcext:value-type="float">
            <text:p>0,002702047</text:p>
          </table:table-cell>
          <table:table-cell office:value-type="float" office:value="0.002677797" calcext:value-type="float">
            <text:p>0,002677797</text:p>
          </table:table-cell>
          <table:table-cell office:value-type="float" office:value="0.002894074" calcext:value-type="float">
            <text:p>0,002894074</text:p>
          </table:table-cell>
          <table:table-cell office:value-type="float" office:value="0.003146408" calcext:value-type="float">
            <text:p>0,003146408</text:p>
          </table:table-cell>
          <table:table-cell/>
          <table:table-cell table:formula="of:=TRIMMEAN([.B20:.K20];0.2)" office:value-type="float" office:value="0.002869252" calcext:value-type="float">
            <text:p>0,002869252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17908596" calcext:value-type="float">
            <text:p>0,017908596</text:p>
          </table:table-cell>
          <table:table-cell office:value-type="float" office:value="0.002528468" calcext:value-type="float">
            <text:p>0,002528468</text:p>
          </table:table-cell>
          <table:table-cell office:value-type="float" office:value="0.002674697" calcext:value-type="float">
            <text:p>0,002674697</text:p>
          </table:table-cell>
          <table:table-cell office:value-type="float" office:value="0.002823746" calcext:value-type="float">
            <text:p>0,002823746</text:p>
          </table:table-cell>
          <table:table-cell office:value-type="float" office:value="0.002522472" calcext:value-type="float">
            <text:p>0,002522472</text:p>
          </table:table-cell>
          <table:table-cell office:value-type="float" office:value="0.001662475" calcext:value-type="float">
            <text:p>0,001662475</text:p>
          </table:table-cell>
          <table:table-cell office:value-type="float" office:value="0.002456153" calcext:value-type="float">
            <text:p>0,002456153</text:p>
          </table:table-cell>
          <table:table-cell office:value-type="float" office:value="0.002204908" calcext:value-type="float">
            <text:p>0,002204908</text:p>
          </table:table-cell>
          <table:table-cell office:value-type="float" office:value="0.002101851" calcext:value-type="float">
            <text:p>0,002101851</text:p>
          </table:table-cell>
          <table:table-cell office:value-type="float" office:value="0.002819064" calcext:value-type="float">
            <text:p>0,002819064</text:p>
          </table:table-cell>
          <table:table-cell/>
          <table:table-cell table:formula="of:=TRIMMEAN([.B21:.K21];0.2)" office:value-type="float" office:value="0.002516419875" calcext:value-type="float">
            <text:p>0,0025164199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18064603" calcext:value-type="float">
            <text:p>0,018064603</text:p>
          </table:table-cell>
          <table:table-cell office:value-type="float" office:value="0.001828093" calcext:value-type="float">
            <text:p>0,001828093</text:p>
          </table:table-cell>
          <table:table-cell office:value-type="float" office:value="0.001982711" calcext:value-type="float">
            <text:p>0,001982711</text:p>
          </table:table-cell>
          <table:table-cell office:value-type="float" office:value="0.001939706" calcext:value-type="float">
            <text:p>0,001939706</text:p>
          </table:table-cell>
          <table:table-cell office:value-type="float" office:value="0.002036073" calcext:value-type="float">
            <text:p>0,002036073</text:p>
          </table:table-cell>
          <table:table-cell office:value-type="float" office:value="0.001592282" calcext:value-type="float">
            <text:p>0,001592282</text:p>
          </table:table-cell>
          <table:table-cell office:value-type="float" office:value="0.001527992" calcext:value-type="float">
            <text:p>0,001527992</text:p>
          </table:table-cell>
          <table:table-cell office:value-type="float" office:value="0.002133008" calcext:value-type="float">
            <text:p>0,002133008</text:p>
          </table:table-cell>
          <table:table-cell office:value-type="float" office:value="0.002464899" calcext:value-type="float">
            <text:p>0,002464899</text:p>
          </table:table-cell>
          <table:table-cell office:value-type="float" office:value="0.002305331" calcext:value-type="float">
            <text:p>0,002305331</text:p>
          </table:table-cell>
          <table:table-cell/>
          <table:table-cell table:formula="of:=TRIMMEAN([.B22:.K22];0.2)" office:value-type="float" office:value="0.002035262875" calcext:value-type="float">
            <text:p>0,0020352629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22951864" calcext:value-type="float">
            <text:p>0,022951864</text:p>
          </table:table-cell>
          <table:table-cell office:value-type="float" office:value="0.00253095" calcext:value-type="float">
            <text:p>0,00253095</text:p>
          </table:table-cell>
          <table:table-cell office:value-type="float" office:value="0.002735096" calcext:value-type="float">
            <text:p>0,002735096</text:p>
          </table:table-cell>
          <table:table-cell office:value-type="float" office:value="0.002980571" calcext:value-type="float">
            <text:p>0,002980571</text:p>
          </table:table-cell>
          <table:table-cell office:value-type="float" office:value="0.00295797" calcext:value-type="float">
            <text:p>0,00295797</text:p>
          </table:table-cell>
          <table:table-cell office:value-type="float" office:value="0.00279714" calcext:value-type="float">
            <text:p>0,00279714</text:p>
          </table:table-cell>
          <table:table-cell office:value-type="float" office:value="0.002524736" calcext:value-type="float">
            <text:p>0,002524736</text:p>
          </table:table-cell>
          <table:table-cell office:value-type="float" office:value="0.002724994" calcext:value-type="float">
            <text:p>0,002724994</text:p>
          </table:table-cell>
          <table:table-cell office:value-type="float" office:value="0.002858831" calcext:value-type="float">
            <text:p>0,002858831</text:p>
          </table:table-cell>
          <table:table-cell office:value-type="float" office:value="0.002801558" calcext:value-type="float">
            <text:p>0,002801558</text:p>
          </table:table-cell>
          <table:table-cell/>
          <table:table-cell table:formula="of:=TRIMMEAN([.B23:.K23];0.2)" office:value-type="float" office:value="0.00279838875" calcext:value-type="float">
            <text:p>0,002798388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1361656" calcext:value-type="float">
            <text:p>0,001361656</text:p>
          </table:table-cell>
          <table:table-cell office:value-type="float" office:value="0.002786713" calcext:value-type="float">
            <text:p>0,002786713</text:p>
          </table:table-cell>
          <table:table-cell office:value-type="float" office:value="0.001417051" calcext:value-type="float">
            <text:p>0,001417051</text:p>
          </table:table-cell>
          <table:table-cell office:value-type="float" office:value="0.003104839" calcext:value-type="float">
            <text:p>0,003104839</text:p>
          </table:table-cell>
          <table:table-cell office:value-type="float" office:value="0.001253382" calcext:value-type="float">
            <text:p>0,001253382</text:p>
          </table:table-cell>
          <table:table-cell table:style-name="ce1" office:value-type="float" office:value="0.000806854" calcext:value-type="float">
            <text:p>8,07E-004</text:p>
          </table:table-cell>
          <table:table-cell table:style-name="ce1" office:value-type="float" office:value="0.000715035" calcext:value-type="float">
            <text:p>7,15E-004</text:p>
          </table:table-cell>
          <table:table-cell table:style-name="ce1" office:value-type="float" office:value="0.000859353" calcext:value-type="float">
            <text:p>8,59E-004</text:p>
          </table:table-cell>
          <table:table-cell office:value-type="float" office:value="0.001052311" calcext:value-type="float">
            <text:p>0,001052311</text:p>
          </table:table-cell>
          <table:table-cell table:style-name="ce1" office:value-type="float" office:value="0.000815975" calcext:value-type="float">
            <text:p>8,16E-004</text:p>
          </table:table-cell>
          <table:table-cell/>
          <table:table-cell table:formula="of:=TRIMMEAN([.B24:.K24];0.2)" office:value-type="float" office:value="0.001294161875" calcext:value-type="float">
            <text:p>0,0012941619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4778322" calcext:value-type="float">
            <text:p>0,004778322</text:p>
          </table:table-cell>
          <table:table-cell office:value-type="float" office:value="0.001882375" calcext:value-type="float">
            <text:p>0,001882375</text:p>
          </table:table-cell>
          <table:table-cell office:value-type="float" office:value="0.001856224" calcext:value-type="float">
            <text:p>0,001856224</text:p>
          </table:table-cell>
          <table:table-cell office:value-type="float" office:value="0.001871095" calcext:value-type="float">
            <text:p>0,001871095</text:p>
          </table:table-cell>
          <table:table-cell office:value-type="float" office:value="0.002218949" calcext:value-type="float">
            <text:p>0,002218949</text:p>
          </table:table-cell>
          <table:table-cell office:value-type="float" office:value="0.001560158" calcext:value-type="float">
            <text:p>0,001560158</text:p>
          </table:table-cell>
          <table:table-cell office:value-type="float" office:value="0.001596653" calcext:value-type="float">
            <text:p>0,001596653</text:p>
          </table:table-cell>
          <table:table-cell office:value-type="float" office:value="0.001966203" calcext:value-type="float">
            <text:p>0,001966203</text:p>
          </table:table-cell>
          <table:table-cell office:value-type="float" office:value="0.002623529" calcext:value-type="float">
            <text:p>0,002623529</text:p>
          </table:table-cell>
          <table:table-cell office:value-type="float" office:value="0.002308494" calcext:value-type="float">
            <text:p>0,002308494</text:p>
          </table:table-cell>
          <table:table-cell/>
          <table:table-cell table:formula="of:=TRIMMEAN([.B25:.K25];0.2)" office:value-type="float" office:value="0.00204044025" calcext:value-type="float">
            <text:p>0,0020404403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6168801" calcext:value-type="float">
            <text:p>0,006168801</text:p>
          </table:table-cell>
          <table:table-cell office:value-type="float" office:value="0.0020928" calcext:value-type="float">
            <text:p>0,0020928</text:p>
          </table:table-cell>
          <table:table-cell office:value-type="float" office:value="0.002046178" calcext:value-type="float">
            <text:p>0,002046178</text:p>
          </table:table-cell>
          <table:table-cell office:value-type="float" office:value="0.005920562" calcext:value-type="float">
            <text:p>0,005920562</text:p>
          </table:table-cell>
          <table:table-cell office:value-type="float" office:value="0.002639662" calcext:value-type="float">
            <text:p>0,002639662</text:p>
          </table:table-cell>
          <table:table-cell office:value-type="float" office:value="0.002249264" calcext:value-type="float">
            <text:p>0,002249264</text:p>
          </table:table-cell>
          <table:table-cell office:value-type="float" office:value="0.002099471" calcext:value-type="float">
            <text:p>0,002099471</text:p>
          </table:table-cell>
          <table:table-cell office:value-type="float" office:value="0.002063585" calcext:value-type="float">
            <text:p>0,002063585</text:p>
          </table:table-cell>
          <table:table-cell office:value-type="float" office:value="0.002400006" calcext:value-type="float">
            <text:p>0,002400006</text:p>
          </table:table-cell>
          <table:table-cell office:value-type="float" office:value="0.00231672" calcext:value-type="float">
            <text:p>0,00231672</text:p>
          </table:table-cell>
          <table:table-cell/>
          <table:table-cell table:formula="of:=TRIMMEAN([.B26:.K26];0.2)" office:value-type="float" office:value="0.00272275875" calcext:value-type="float">
            <text:p>0,0027227588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35052061" calcext:value-type="float">
            <text:p>0,035052061</text:p>
          </table:table-cell>
          <table:table-cell table:style-name="ce1" office:value-type="float" office:value="0.00088378" calcext:value-type="float">
            <text:p>8,84E-004</text:p>
          </table:table-cell>
          <table:table-cell table:style-name="ce1" office:value-type="float" office:value="0.000812604" calcext:value-type="float">
            <text:p>8,13E-004</text:p>
          </table:table-cell>
          <table:table-cell office:value-type="float" office:value="0.003769909" calcext:value-type="float">
            <text:p>0,003769909</text:p>
          </table:table-cell>
          <table:table-cell table:style-name="ce1" office:value-type="float" office:value="0.000806305" calcext:value-type="float">
            <text:p>8,06E-004</text:p>
          </table:table-cell>
          <table:table-cell table:style-name="ce1" office:value-type="float" office:value="0.000865566" calcext:value-type="float">
            <text:p>8,66E-004</text:p>
          </table:table-cell>
          <table:table-cell table:style-name="ce1" office:value-type="float" office:value="0.000573773" calcext:value-type="float">
            <text:p>5,74E-004</text:p>
          </table:table-cell>
          <table:table-cell table:style-name="ce1" office:value-type="float" office:value="0.00071447" calcext:value-type="float">
            <text:p>7,14E-004</text:p>
          </table:table-cell>
          <table:table-cell table:style-name="ce1" office:value-type="float" office:value="0.000913498" calcext:value-type="float">
            <text:p>9,13E-004</text:p>
          </table:table-cell>
          <table:table-cell table:style-name="ce1" office:value-type="float" office:value="0.000884024" calcext:value-type="float">
            <text:p>8,84E-004</text:p>
          </table:table-cell>
          <table:table-cell/>
          <table:table-cell table:formula="of:=TRIMMEAN([.B27:.K27];0.2)" office:value-type="float" office:value="0.0012062695" calcext:value-type="float">
            <text:p>0,0012062695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03270957" calcext:value-type="float">
            <text:p>0,003270957</text:p>
          </table:table-cell>
          <table:table-cell office:value-type="float" office:value="0.002319072" calcext:value-type="float">
            <text:p>0,002319072</text:p>
          </table:table-cell>
          <table:table-cell office:value-type="float" office:value="0.002327583" calcext:value-type="float">
            <text:p>0,002327583</text:p>
          </table:table-cell>
          <table:table-cell office:value-type="float" office:value="0.003239668" calcext:value-type="float">
            <text:p>0,003239668</text:p>
          </table:table-cell>
          <table:table-cell office:value-type="float" office:value="0.002173525" calcext:value-type="float">
            <text:p>0,002173525</text:p>
          </table:table-cell>
          <table:table-cell office:value-type="float" office:value="0.002176214" calcext:value-type="float">
            <text:p>0,002176214</text:p>
          </table:table-cell>
          <table:table-cell office:value-type="float" office:value="0.00223944" calcext:value-type="float">
            <text:p>0,00223944</text:p>
          </table:table-cell>
          <table:table-cell office:value-type="float" office:value="0.002374211" calcext:value-type="float">
            <text:p>0,002374211</text:p>
          </table:table-cell>
          <table:table-cell office:value-type="float" office:value="0.002435063" calcext:value-type="float">
            <text:p>0,002435063</text:p>
          </table:table-cell>
          <table:table-cell office:value-type="float" office:value="0.00240953" calcext:value-type="float">
            <text:p>0,00240953</text:p>
          </table:table-cell>
          <table:table-cell/>
          <table:table-cell table:formula="of:=TRIMMEAN([.B28:.K28];0.2)" office:value-type="float" office:value="0.002440097625" calcext:value-type="float">
            <text:p>0,0024400976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43675153" calcext:value-type="float">
            <text:p>0,043675153</text:p>
          </table:table-cell>
          <table:table-cell office:value-type="float" office:value="0.00218038" calcext:value-type="float">
            <text:p>0,00218038</text:p>
          </table:table-cell>
          <table:table-cell office:value-type="float" office:value="0.00184771" calcext:value-type="float">
            <text:p>0,00184771</text:p>
          </table:table-cell>
          <table:table-cell office:value-type="float" office:value="0.00358074" calcext:value-type="float">
            <text:p>0,00358074</text:p>
          </table:table-cell>
          <table:table-cell office:value-type="float" office:value="0.002024492" calcext:value-type="float">
            <text:p>0,002024492</text:p>
          </table:table-cell>
          <table:table-cell office:value-type="float" office:value="0.002042271" calcext:value-type="float">
            <text:p>0,002042271</text:p>
          </table:table-cell>
          <table:table-cell office:value-type="float" office:value="0.001758087" calcext:value-type="float">
            <text:p>0,001758087</text:p>
          </table:table-cell>
          <table:table-cell office:value-type="float" office:value="0.001964924" calcext:value-type="float">
            <text:p>0,001964924</text:p>
          </table:table-cell>
          <table:table-cell office:value-type="float" office:value="0.00218581" calcext:value-type="float">
            <text:p>0,00218581</text:p>
          </table:table-cell>
          <table:table-cell office:value-type="float" office:value="0.002207053" calcext:value-type="float">
            <text:p>0,002207053</text:p>
          </table:table-cell>
          <table:table-cell/>
          <table:table-cell table:formula="of:=TRIMMEAN([.B29:.K29];0.2)" office:value-type="float" office:value="0.0022541725" calcext:value-type="float">
            <text:p>0,0022541725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18540161" calcext:value-type="float">
            <text:p>0,018540161</text:p>
          </table:table-cell>
          <table:table-cell office:value-type="float" office:value="0.002514944" calcext:value-type="float">
            <text:p>0,002514944</text:p>
          </table:table-cell>
          <table:table-cell office:value-type="float" office:value="0.002225948" calcext:value-type="float">
            <text:p>0,002225948</text:p>
          </table:table-cell>
          <table:table-cell office:value-type="float" office:value="0.003641789" calcext:value-type="float">
            <text:p>0,003641789</text:p>
          </table:table-cell>
          <table:table-cell office:value-type="float" office:value="0.00260177" calcext:value-type="float">
            <text:p>0,00260177</text:p>
          </table:table-cell>
          <table:table-cell office:value-type="float" office:value="0.002394114" calcext:value-type="float">
            <text:p>0,002394114</text:p>
          </table:table-cell>
          <table:table-cell office:value-type="float" office:value="0.002226973" calcext:value-type="float">
            <text:p>0,002226973</text:p>
          </table:table-cell>
          <table:table-cell office:value-type="float" office:value="0.002444107" calcext:value-type="float">
            <text:p>0,002444107</text:p>
          </table:table-cell>
          <table:table-cell office:value-type="float" office:value="0.00263425" calcext:value-type="float">
            <text:p>0,00263425</text:p>
          </table:table-cell>
          <table:table-cell office:value-type="float" office:value="0.002644421" calcext:value-type="float">
            <text:p>0,002644421</text:p>
          </table:table-cell>
          <table:table-cell/>
          <table:table-cell table:formula="of:=TRIMMEAN([.B30:.K30];0.2)" office:value-type="float" office:value="0.002637796" calcext:value-type="float">
            <text:p>0,0026377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569.058118325125" calcext:value-type="float">
            <text:p>569,058118325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057884604625" calcext:value-type="float">
            <text:p>0,0578846046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5.75mm" svg:y="35.79mm">
            <draw:object draw:notify-on-update-of-ranges="Gráficos.B1:Gráficos.B1 Gráficos.B2:Gráficos.B2 Gráficos.C1:Gráficos.C1 Gráficos.C2:Gráficos.C2 Gráficos.D1:Gráficos.D1 Gráficos.D2:Gráficos.D2 Gráficos.E1:Gráficos.E1 Gráficos.E2:Gráficos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1.34mm" svg:y="35.27mm">
            <draw:object draw:notify-on-update-of-ranges="Gráficos.B1:Gráficos.B1 Gráficos.B3:Gráficos.B3 Gráficos.C1:Gráficos.C1 Gráficos.C3:Gráficos.C3 Gráficos.D1:Gráficos.D1 Gráficos.D3:Gráficos.D3 Gráficos.E1:Gráficos.E1 Gráficos.E3:Gráficos.E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table:formula="of:=[1CM.M32]" office:value-type="float" office:value="242.19994202925" calcext:value-type="float">
            <text:p>242,1999420293</text:p>
          </table:table-cell>
          <table:table-cell table:formula="of:=[2CM.M32]" office:value-type="float" office:value="682.340138836125" calcext:value-type="float">
            <text:p>682,3401388361</text:p>
          </table:table-cell>
          <table:table-cell table:formula="of:=[4CM.M32]" office:value-type="float" office:value="672.573949614" calcext:value-type="float">
            <text:p>672,573949614</text:p>
          </table:table-cell>
          <table:table-cell table:formula="of:=[6CM.M32]" office:value-type="float" office:value="569.058118325125" calcext:value-type="float">
            <text:p>569,0581183251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table:formula="of:=[1CM.M33]" office:value-type="float" office:value="0.225297434625" calcext:value-type="float">
            <text:p>0,2252974346</text:p>
          </table:table-cell>
          <table:table-cell table:formula="of:=[2CM.M33]" office:value-type="float" office:value="0.249225588" calcext:value-type="float">
            <text:p>0,249225588</text:p>
          </table:table-cell>
          <table:table-cell table:formula="of:=[4CM.M33]" office:value-type="float" office:value="0.112101479875" calcext:value-type="float">
            <text:p>0,1121014799</text:p>
          </table:table-cell>
          <table:table-cell table:formula="of:=[6CM.M33]" office:value-type="float" office:value="0.057884604625" calcext:value-type="float">
            <text:p>0,0578846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6:20:14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4:38:53.457000000</meta:creation-date>
    <dc:date>2017-03-12T16:23:17.873000000</dc:date>
    <meta:editing-duration>PT12M42S</meta:editing-duration>
    <meta:editing-cycles>2</meta:editing-cycles>
    <meta:generator>LibreOffice/4.4.7.2$Windows_x86 LibreOffice_project/f3153a8b245191196a4b6b9abd1d0da16eead600</meta:generator>
    <meta:document-statistic meta:table-count="5" meta:cell-count="13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6cm" chart:style-name="ch2">
          <text:p>Select</text:p>
        </chart:title>
        <chart:subtitle svg:x="7.004cm" svg:y="1.275cm" chart:style-name="ch3">
          <text:p>Agregação</text:p>
        </chart:subtitle>
        <chart:legend chart:legend-position="end" svg:x="14.531cm" svg:y="3.454cm" style:legend-expansion="high" chart:style-name="ch4"/>
        <chart:plot-area chart:style-name="ch5" table:cell-range-address="Gráficos.B1:Gráficos.E2" chart:data-source-has-labels="row" svg:x="0.32cm" svg:y="2.138cm" svg:width="13.891cm" svg:height="6.682cm">
          <chartooo:coordinate-region svg:x="1.127cm" svg:y="2.337cm" svg:width="13.084cm" svg:height="6.28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Gráficos.B2:Gráficos.B2" chart:label-cell-address="Gráficos.B1:Gráficos.B1" chart:class="chart:bar">
            <chart:data-point/>
          </chart:series>
          <chart:series chart:style-name="ch10" chart:values-cell-range-address="Gráficos.C2:Gráficos.C2" chart:label-cell-address="Gráficos.C1:Gráficos.C1" chart:class="chart:bar">
            <chart:data-point/>
          </chart:series>
          <chart:series chart:style-name="ch11" chart:values-cell-range-address="Gráficos.D2:Gráficos.D2" chart:label-cell-address="Gráficos.D1:Gráficos.D1" chart:class="chart:bar">
            <chart:data-point/>
          </chart:series>
          <chart:series chart:style-name="ch12" chart:values-cell-range-address="Gráficos.E2:Gráficos.E2" chart:label-cell-address="Gráficos.E1:Gráficos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2.19994202925">
                <text:p>242.19994202925</text:p>
                <draw:g>
                  <svg:desc>Gráficos.B2:Gráficos.B2</svg:desc>
                </draw:g>
              </table:table-cell>
              <table:table-cell office:value-type="float" office:value="682.340138836125">
                <text:p>682.340138836125</text:p>
                <draw:g>
                  <svg:desc>Gráficos.C2:Gráficos.C2</svg:desc>
                </draw:g>
              </table:table-cell>
              <table:table-cell office:value-type="float" office:value="672.573949614">
                <text:p>672.573949614</text:p>
                <draw:g>
                  <svg:desc>Gráficos.D2:Gráficos.D2</svg:desc>
                </draw:g>
              </table:table-cell>
              <table:table-cell office:value-type="float" office:value="569.058118325125">
                <text:p>569.058118325125</text:p>
                <draw:g>
                  <svg:desc>Gráficos.E2:Gráfico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6cm" chart:style-name="ch2">
          <text:p>Select</text:p>
        </chart:title>
        <chart:subtitle svg:x="7.374cm" svg:y="1.275cm" chart:style-name="ch3">
          <text:p>Busca</text:p>
        </chart:subtitle>
        <chart:legend chart:legend-position="end" svg:x="14.531cm" svg:y="3.454cm" style:legend-expansion="high" chart:style-name="ch4"/>
        <chart:plot-area chart:style-name="ch5" table:cell-range-address="Gráficos.B1:Gráficos.E1 Gráficos.B3:Gráficos.E3" chart:data-source-has-labels="row" svg:x="0.32cm" svg:y="2.138cm" svg:width="13.891cm" svg:height="6.682cm">
          <chartooo:coordinate-region svg:x="1.232cm" svg:y="2.338cm" svg:width="12.979cm" svg:height="6.283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Gráficos.B3:Gráficos.B3" chart:label-cell-address="Gráficos.B1:Gráficos.B1" chart:class="chart:bar">
            <chart:data-point/>
          </chart:series>
          <chart:series chart:style-name="ch10" chart:values-cell-range-address="Gráficos.C3:Gráficos.C3" chart:label-cell-address="Gráficos.C1:Gráficos.C1" chart:class="chart:bar">
            <chart:data-point/>
          </chart:series>
          <chart:series chart:style-name="ch11" chart:values-cell-range-address="Gráficos.D3:Gráficos.D3" chart:label-cell-address="Gráficos.D1:Gráficos.D1" chart:class="chart:bar">
            <chart:data-point/>
          </chart:series>
          <chart:series chart:style-name="ch12" chart:values-cell-range-address="Gráficos.E3:Gráficos.E3" chart:label-cell-address="Gráficos.E1:Gráficos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25297434625">
                <text:p>0.225297434625</text:p>
                <draw:g>
                  <svg:desc>Gráficos.B3:Gráficos.B3</svg:desc>
                </draw:g>
              </table:table-cell>
              <table:table-cell office:value-type="float" office:value="0.249225588">
                <text:p>0.249225588</text:p>
                <draw:g>
                  <svg:desc>Gráficos.C3:Gráficos.C3</svg:desc>
                </draw:g>
              </table:table-cell>
              <table:table-cell office:value-type="float" office:value="0.112101479875">
                <text:p>0.112101479875</text:p>
                <draw:g>
                  <svg:desc>Gráficos.D3:Gráficos.D3</svg:desc>
                </draw:g>
              </table:table-cell>
              <table:table-cell office:value-type="float" office:value="0.057884604625">
                <text:p>0.057884604625</text:p>
                <draw:g>
                  <svg:desc>Gráficos.E3:Gráfico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